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6" style:family="table">
      <style:table-properties style:width="17cm" table:align="margins"/>
    </style:style>
    <style:style style:name="Table6.A" style:family="table-column">
      <style:table-column-properties style:column-width="2.492cm" style:rel-column-width="1413*"/>
    </style:style>
    <style:style style:name="Table6.B" style:family="table-column">
      <style:table-column-properties style:column-width="8.105cm" style:rel-column-width="4595*"/>
    </style:style>
    <style:style style:name="Table6.C" style:family="table-column">
      <style:table-column-properties style:column-width="6.403cm" style:rel-column-width="3630*"/>
    </style:style>
    <style:style style:name="Table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6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605cm" style:rel-column-width="13898*"/>
    </style:style>
    <style:style style:name="Table1.B" style:family="table-column">
      <style:table-column-properties style:column-width="13.395cm" style:rel-column-width="51637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6" style:family="table-row">
      <style:table-row-properties style:min-row-height="0.781cm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605cm" style:rel-column-width="13898*"/>
    </style:style>
    <style:style style:name="Table2.B" style:family="table-column">
      <style:table-column-properties style:column-width="13.395cm" style:rel-column-width="51637*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6" style:family="table-row">
      <style:table-row-properties style:min-row-height="0.781cm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605cm" style:rel-column-width="13898*"/>
    </style:style>
    <style:style style:name="Table3.B" style:family="table-column">
      <style:table-column-properties style:column-width="13.395cm" style:rel-column-width="51637*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6" style:family="table-row">
      <style:table-row-properties style:min-row-height="0.781cm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3.605cm" style:rel-column-width="13898*"/>
    </style:style>
    <style:style style:name="Table4.B" style:family="table-column">
      <style:table-column-properties style:column-width="13.395cm" style:rel-column-width="51637*"/>
    </style:style>
    <style:style style:name="Table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6" style:family="table-row">
      <style:table-row-properties style:min-row-height="0.781cm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3.605cm" style:rel-column-width="13898*"/>
    </style:style>
    <style:style style:name="Table5.B" style:family="table-column">
      <style:table-column-properties style:column-width="13.395cm" style:rel-column-width="51637*"/>
    </style:style>
    <style:style style:name="Table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5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6" style:family="table-row">
      <style:table-row-properties style:min-row-height="0.781cm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3.605cm" style:rel-column-width="13898*"/>
    </style:style>
    <style:style style:name="Table7.B" style:family="table-column">
      <style:table-column-properties style:column-width="13.395cm" style:rel-column-width="51637*"/>
    </style:style>
    <style:style style:name="Table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.6" style:family="table-row">
      <style:table-row-properties style:min-row-height="0.781cm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3.605cm" style:rel-column-width="13898*"/>
    </style:style>
    <style:style style:name="Table8.B" style:family="table-column">
      <style:table-column-properties style:column-width="13.395cm" style:rel-column-width="51637*"/>
    </style:style>
    <style:style style:name="Table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8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6" style:family="table-row">
      <style:table-row-properties style:min-row-height="0.781cm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3.605cm" style:rel-column-width="13898*"/>
    </style:style>
    <style:style style:name="Table9.B" style:family="table-column">
      <style:table-column-properties style:column-width="13.395cm" style:rel-column-width="51637*"/>
    </style:style>
    <style:style style:name="Table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9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9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9.6" style:family="table-row">
      <style:table-row-properties style:min-row-height="0.781cm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8.5cm" style:rel-column-width="32767*"/>
    </style:style>
    <style:style style:name="Table10.B" style:family="table-column">
      <style:table-column-properties style:column-width="8.5cm" style:rel-column-width="32768*"/>
    </style:style>
    <style:style style:name="Table10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0.B1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10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0.B2" style:family="table-cell">
      <style:table-cell-properties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ext_20_body">
      <style:paragraph-properties fo:margin-top="0cm" fo:margin-bottom="0cm" loext:contextual-spacing="false"/>
      <style:text-properties officeooo:rsid="000959c3" officeooo:paragraph-rsid="000959c3"/>
    </style:style>
    <style:style style:name="P3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a49ad" officeooo:paragraph-rsid="000a49a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a49ad" officeooo:paragraph-rsid="0046df8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a49ad" officeooo:paragraph-rsid="0047cd6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a49ad" officeooo:paragraph-rsid="0044c80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a49ad" officeooo:paragraph-rsid="0048087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a49ad" officeooo:paragraph-rsid="005354b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9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480877" officeooo:paragraph-rsid="0048087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4ac358" officeooo:paragraph-rsid="004ac35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4bdc32" officeooo:paragraph-rsid="00501b1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bold" officeooo:rsid="00503f62" officeooo:paragraph-rsid="00503f62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13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503f62" officeooo:paragraph-rsid="00503f6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4" style:family="paragraph" style:parent-style-name="Text_20_body">
      <style:paragraph-properties fo:margin-top="0cm" fo:margin-bottom="0cm" loext:contextual-spacing="false"/>
      <style:text-properties style:font-name="DejaVu Sans" fo:font-size="11pt" officeooo:rsid="004bdc32" officeooo:paragraph-rsid="00501b12" style:font-size-asian="11pt" style:font-size-complex="11pt"/>
    </style:style>
    <style:style style:name="P15" style:family="paragraph" style:parent-style-name="Text_20_body">
      <style:paragraph-properties fo:margin-top="0cm" fo:margin-bottom="0cm" loext:contextual-spacing="false"/>
      <style:text-properties style:font-name="DejaVu Sans" fo:font-size="11pt" officeooo:rsid="00188b07" officeooo:paragraph-rsid="00188b07" style:font-size-asian="11pt" style:font-size-complex="11pt"/>
    </style:style>
    <style:style style:name="P16" style:family="paragraph" style:parent-style-name="Text_20_body">
      <style:paragraph-properties fo:margin-top="0cm" fo:margin-bottom="0cm" loext:contextual-spacing="false"/>
      <style:text-properties style:font-name="DejaVu Sans" fo:font-size="11pt" officeooo:rsid="000959c3" officeooo:paragraph-rsid="0014d6ad" style:font-size-asian="11pt" style:font-size-complex="11pt"/>
    </style:style>
    <style:style style:name="P17" style:family="paragraph" style:parent-style-name="Text_20_body">
      <style:paragraph-properties fo:margin-top="0cm" fo:margin-bottom="0cm" loext:contextual-spacing="false"/>
      <style:text-properties style:font-name="DejaVu Sans" fo:font-size="11pt" officeooo:rsid="000959c3" officeooo:paragraph-rsid="001abf33" style:font-size-asian="11pt" style:font-size-complex="11pt"/>
    </style:style>
    <style:style style:name="P18" style:family="paragraph" style:parent-style-name="Text_20_body">
      <style:paragraph-properties fo:margin-top="0cm" fo:margin-bottom="0cm" loext:contextual-spacing="false"/>
      <style:text-properties style:font-name="DejaVu Sans" fo:font-size="11pt" officeooo:rsid="000959c3" officeooo:paragraph-rsid="002608a4" style:font-size-asian="11pt" style:font-size-complex="11pt"/>
    </style:style>
    <style:style style:name="P19" style:family="paragraph" style:parent-style-name="Text_20_body">
      <style:paragraph-properties fo:margin-top="0cm" fo:margin-bottom="0cm" loext:contextual-spacing="false"/>
      <style:text-properties style:font-name="DejaVu Sans" fo:font-size="11pt" officeooo:rsid="000959c3" officeooo:paragraph-rsid="002d7f69" style:font-size-asian="11pt" style:font-size-complex="11pt"/>
    </style:style>
    <style:style style:name="P20" style:family="paragraph" style:parent-style-name="Text_20_body">
      <style:paragraph-properties fo:margin-top="0cm" fo:margin-bottom="0cm" loext:contextual-spacing="false"/>
      <style:text-properties style:font-name="DejaVu Sans" fo:font-size="11pt" officeooo:rsid="000959c3" officeooo:paragraph-rsid="005de1c1" style:font-size-asian="11pt" style:font-size-complex="11pt"/>
    </style:style>
    <style:style style:name="P21" style:family="paragraph" style:parent-style-name="Text_20_body">
      <style:paragraph-properties fo:margin-top="0cm" fo:margin-bottom="0cm" loext:contextual-spacing="false"/>
      <style:text-properties style:font-name="DejaVu Sans" fo:font-size="11pt" officeooo:rsid="000959c3" officeooo:paragraph-rsid="00613ab5" style:font-size-asian="11pt" style:font-size-complex="11pt"/>
    </style:style>
    <style:style style:name="P22" style:family="paragraph" style:parent-style-name="Text_20_body">
      <style:paragraph-properties fo:margin-top="0cm" fo:margin-bottom="0cm" loext:contextual-spacing="false"/>
      <style:text-properties style:font-name="DejaVu Sans" fo:font-size="11pt" officeooo:rsid="000959c3" officeooo:paragraph-rsid="00682145" style:font-size-asian="11pt" style:font-size-complex="11pt"/>
    </style:style>
    <style:style style:name="P23" style:family="paragraph" style:parent-style-name="Text_20_body">
      <style:paragraph-properties fo:margin-top="0cm" fo:margin-bottom="0cm" loext:contextual-spacing="false"/>
      <style:text-properties style:font-name="DejaVu Sans" fo:font-size="11pt" officeooo:rsid="00503f62" officeooo:paragraph-rsid="00503f62" style:font-size-asian="11pt" style:font-size-complex="11pt"/>
    </style:style>
    <style:style style:name="P24" style:family="paragraph" style:parent-style-name="Text_20_body">
      <style:paragraph-properties fo:margin-top="0cm" fo:margin-bottom="0cm" loext:contextual-spacing="false"/>
      <style:text-properties style:font-name="DejaVu Sans" fo:font-size="11pt" officeooo:paragraph-rsid="00524dbc" style:font-size-asian="11pt" style:font-size-complex="11pt"/>
    </style:style>
    <style:style style:name="P25" style:family="paragraph" style:parent-style-name="Text_20_body">
      <style:paragraph-properties fo:margin-top="0cm" fo:margin-bottom="0cm" loext:contextual-spacing="false"/>
      <style:text-properties style:font-name="DejaVu Sans" fo:font-size="11pt" style:text-underline-style="solid" style:text-underline-width="auto" style:text-underline-color="font-color" fo:font-weight="bold" officeooo:rsid="00501b12" officeooo:paragraph-rsid="00501b12" style:font-size-asian="11pt" style:font-weight-asian="bold" style:font-size-complex="11pt" style:font-weight-complex="bold"/>
    </style:style>
    <style:style style:name="P26" style:family="paragraph" style:parent-style-name="Text_20_body">
      <style:paragraph-properties fo:margin-top="0cm" fo:margin-bottom="0cm" loext:contextual-spacing="false" fo:text-align="start" style:justify-single-word="false"/>
      <style:text-properties officeooo:paragraph-rsid="00503f62"/>
    </style:style>
    <style:style style:name="P27" style:family="paragraph" style:parent-style-name="Text_20_body">
      <style:paragraph-properties fo:margin-top="0cm" fo:margin-bottom="0cm" loext:contextual-spacing="false" fo:text-align="start" style:justify-single-word="false"/>
      <style:text-properties fo:font-weight="bold" officeooo:rsid="00503f62" officeooo:paragraph-rsid="00503f62" style:font-weight-asian="bold" style:font-weight-complex="bold"/>
    </style:style>
    <style:style style:name="P28" style:family="paragraph" style:parent-style-name="Text_20_body">
      <style:paragraph-properties fo:margin-top="0cm" fo:margin-bottom="0cm" loext:contextual-spacing="false" fo:text-align="start" style:justify-single-word="false"/>
      <style:text-properties fo:color="#222222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4bdc32" officeooo:paragraph-rsid="00503f6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" style:family="paragraph" style:parent-style-name="Text_20_body">
      <style:paragraph-properties fo:margin-top="0cm" fo:margin-bottom="0cm" loext:contextual-spacing="false"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4bdc32" officeooo:paragraph-rsid="00503f6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0" style:family="paragraph" style:parent-style-name="Text_20_body">
      <style:paragraph-properties fo:margin-top="0cm" fo:margin-bottom="0cm" loext:contextual-spacing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4bdc32" officeooo:paragraph-rsid="00501b1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1" style:family="paragraph" style:parent-style-name="Text_20_body">
      <style:paragraph-properties fo:margin-top="0cm" fo:margin-bottom="0cm" loext:contextual-spacing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503f62" officeooo:paragraph-rsid="00503f6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2" style:family="paragraph" style:parent-style-name="Text_20_body">
      <style:paragraph-properties fo:margin-top="0cm" fo:margin-bottom="0cm" loext:contextual-spacing="false" fo:break-before="page"/>
      <style:text-properties style:font-name="DejaVu Sans" fo:font-size="11pt" style:text-underline-style="solid" style:text-underline-width="auto" style:text-underline-color="font-color" fo:font-weight="bold" officeooo:paragraph-rsid="000959c3" style:font-size-asian="11pt" style:font-weight-asian="bold" style:font-size-complex="11pt" style:font-weight-complex="bold"/>
    </style:style>
    <style:style style:name="P33" style:family="paragraph" style:parent-style-name="Text_20_body">
      <style:paragraph-properties fo:margin-top="0cm" fo:margin-bottom="0cm" loext:contextual-spacing="false" fo:break-before="page"/>
      <style:text-properties style:font-name="DejaVu Sans" fo:font-size="11pt" style:text-underline-style="solid" style:text-underline-width="auto" style:text-underline-color="font-color" fo:font-weight="bold" officeooo:paragraph-rsid="001b069d" style:font-size-asian="11pt" style:font-weight-asian="bold" style:font-size-complex="11pt" style:font-weight-complex="bold"/>
    </style:style>
    <style:style style:name="P34" style:family="paragraph" style:parent-style-name="Text_20_body">
      <style:paragraph-properties fo:margin-top="0cm" fo:margin-bottom="0cm" loext:contextual-spacing="false" fo:break-before="page"/>
      <style:text-properties style:font-name="DejaVu Sans" fo:font-size="11pt" style:text-underline-style="solid" style:text-underline-width="auto" style:text-underline-color="font-color" fo:font-weight="bold" officeooo:paragraph-rsid="002608a4" style:font-size-asian="11pt" style:font-weight-asian="bold" style:font-size-complex="11pt" style:font-weight-complex="bold"/>
    </style:style>
    <style:style style:name="P35" style:family="paragraph" style:parent-style-name="Text_20_body">
      <style:paragraph-properties fo:margin-top="0cm" fo:margin-bottom="0cm" loext:contextual-spacing="false" fo:break-before="page"/>
      <style:text-properties style:font-name="DejaVu Sans" fo:font-size="11pt" style:text-underline-style="solid" style:text-underline-width="auto" style:text-underline-color="font-color" fo:font-weight="bold" officeooo:paragraph-rsid="002d7f69" style:font-size-asian="11pt" style:font-weight-asian="bold" style:font-size-complex="11pt" style:font-weight-complex="bold"/>
    </style:style>
    <style:style style:name="P36" style:family="paragraph" style:parent-style-name="Text_20_body">
      <style:paragraph-properties fo:margin-top="0cm" fo:margin-bottom="0cm" loext:contextual-spacing="false" fo:break-before="page"/>
      <style:text-properties style:font-name="DejaVu Sans" fo:font-size="11pt" style:text-underline-style="solid" style:text-underline-width="auto" style:text-underline-color="font-color" fo:font-weight="bold" officeooo:paragraph-rsid="005de1c1" style:font-size-asian="11pt" style:font-weight-asian="bold" style:font-size-complex="11pt" style:font-weight-complex="bold"/>
    </style:style>
    <style:style style:name="P37" style:family="paragraph" style:parent-style-name="Text_20_body">
      <style:paragraph-properties fo:margin-top="0cm" fo:margin-bottom="0cm" loext:contextual-spacing="false" fo:break-before="page"/>
      <style:text-properties style:font-name="DejaVu Sans" fo:font-size="11pt" style:text-underline-style="solid" style:text-underline-width="auto" style:text-underline-color="font-color" fo:font-weight="bold" officeooo:paragraph-rsid="00613ab5" style:font-size-asian="11pt" style:font-weight-asian="bold" style:font-size-complex="11pt" style:font-weight-complex="bold"/>
    </style:style>
    <style:style style:name="P38" style:family="paragraph" style:parent-style-name="Text_20_body">
      <style:paragraph-properties fo:margin-top="0cm" fo:margin-bottom="0cm" loext:contextual-spacing="false" fo:break-before="page"/>
      <style:text-properties style:font-name="DejaVu Sans" fo:font-size="11pt" style:text-underline-style="solid" style:text-underline-width="auto" style:text-underline-color="font-color" fo:font-weight="bold" officeooo:paragraph-rsid="00682145" style:font-size-asian="11pt" style:font-weight-asian="bold" style:font-size-complex="11pt" style:font-weight-complex="bold"/>
    </style:style>
    <style:style style:name="P39" style:family="paragraph" style:parent-style-name="Table_20_Contents">
      <style:paragraph-properties fo:margin-top="0cm" fo:margin-bottom="0cm" loext:contextual-spacing="false" fo:text-align="start" style:justify-single-word="false"/>
      <style:text-properties officeooo:paragraph-rsid="00503f62"/>
    </style:style>
    <style:style style:name="P40" style:family="paragraph" style:parent-style-name="Table_20_Contents">
      <style:paragraph-properties fo:margin-top="0cm" fo:margin-bottom="0cm" loext:contextual-spacing="false" fo:text-align="start" style:justify-single-word="false"/>
      <style:text-properties officeooo:paragraph-rsid="0053161a"/>
    </style:style>
    <style:style style:name="P41" style:family="paragraph" style:parent-style-name="Table_20_Contents">
      <style:paragraph-properties fo:margin-top="0cm" fo:margin-bottom="0cm" loext:contextual-spacing="false" fo:text-align="start" style:justify-single-word="false"/>
      <style:text-properties fo:font-weight="bold" officeooo:rsid="00503f62" officeooo:paragraph-rsid="00503f62" style:font-weight-asian="bold" style:font-weight-complex="bold"/>
    </style:style>
    <style:style style:name="P42" style:family="paragraph" style:parent-style-name="Table_20_Contents">
      <style:paragraph-properties fo:margin-top="0cm" fo:margin-bottom="0cm" loext:contextual-spacing="false"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4bdc32" officeooo:paragraph-rsid="00503f6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margin-top="0cm" fo:margin-bottom="0cm" loext:contextual-spacing="false"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503f62" officeooo:paragraph-rsid="00503f6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margin-top="0cm" fo:margin-bottom="0cm" loext:contextual-spacing="false"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503f62" officeooo:paragraph-rsid="00503f6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5" style:family="paragraph" style:parent-style-name="Standard">
      <style:text-properties style:font-name="DejaVu Sans" fo:font-size="11pt" style:font-size-asian="11pt" style:font-size-complex="11pt"/>
    </style:style>
    <style:style style:name="P46" style:family="paragraph" style:parent-style-name="Standard">
      <style:text-properties style:font-name="DejaVu Sans" fo:font-size="11pt" officeooo:rsid="00389117" officeooo:paragraph-rsid="00389117" style:font-size-asian="11pt" style:font-size-complex="11pt"/>
    </style:style>
    <style:style style:name="P47" style:family="paragraph" style:parent-style-name="Standard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503f6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8" style:family="paragraph" style:parent-style-name="Text_20_body">
      <style:text-properties fo:color="#2a6099" style:font-name="DejaVu Sans" fo:font-size="16pt" fo:font-weight="bold" officeooo:rsid="000a452c" officeooo:paragraph-rsid="005a312f" style:font-size-asian="16pt" style:font-weight-asian="bold" style:font-size-complex="16pt" style:font-weight-complex="bold"/>
    </style:style>
    <style:style style:name="P49" style:family="paragraph" style:parent-style-name="Text_20_body">
      <style:text-properties style:font-name="DejaVu Sans" fo:font-size="11pt" officeooo:rsid="00188b07" officeooo:paragraph-rsid="00188b07" style:font-size-asian="11pt" style:font-size-complex="11pt"/>
    </style:style>
    <style:style style:name="P50" style:family="paragraph" style:parent-style-name="Text_20_body">
      <style:text-properties style:font-name="DejaVu Sans" fo:font-size="11pt" officeooo:rsid="00019f7a" style:font-size-asian="11pt" style:font-size-complex="11pt"/>
    </style:style>
    <style:style style:name="P51" style:family="paragraph" style:parent-style-name="Text_20_body">
      <style:text-properties style:font-name="DejaVu Sans" fo:font-size="11pt" officeooo:rsid="0016c3a4" officeooo:paragraph-rsid="001abf33" style:font-size-asian="11pt" style:font-size-complex="11pt"/>
    </style:style>
    <style:style style:name="P52" style:family="paragraph" style:parent-style-name="Text_20_body">
      <style:text-properties style:font-name="DejaVu Sans" fo:font-size="11pt" officeooo:rsid="0016c3a4" officeooo:paragraph-rsid="002608a4" style:font-size-asian="11pt" style:font-size-complex="11pt"/>
    </style:style>
    <style:style style:name="P53" style:family="paragraph" style:parent-style-name="Text_20_body">
      <style:text-properties style:font-name="DejaVu Sans" fo:font-size="11pt" officeooo:rsid="0016c3a4" officeooo:paragraph-rsid="002d7f69" style:font-size-asian="11pt" style:font-size-complex="11pt"/>
    </style:style>
    <style:style style:name="P54" style:family="paragraph" style:parent-style-name="Text_20_body">
      <style:text-properties style:font-name="DejaVu Sans" fo:font-size="11pt" officeooo:rsid="0016c3a4" officeooo:paragraph-rsid="005de1c1" style:font-size-asian="11pt" style:font-size-complex="11pt"/>
    </style:style>
    <style:style style:name="P55" style:family="paragraph" style:parent-style-name="Text_20_body">
      <style:text-properties style:font-name="DejaVu Sans" fo:font-size="11pt" officeooo:rsid="0016c3a4" officeooo:paragraph-rsid="00613ab5" style:font-size-asian="11pt" style:font-size-complex="11pt"/>
    </style:style>
    <style:style style:name="P56" style:family="paragraph" style:parent-style-name="Text_20_body">
      <style:text-properties style:font-name="DejaVu Sans" fo:font-size="11pt" officeooo:rsid="0016c3a4" officeooo:paragraph-rsid="00682145" style:font-size-asian="11pt" style:font-size-complex="11pt"/>
    </style:style>
    <style:style style:name="P57" style:family="paragraph" style:parent-style-name="Text_20_body">
      <style:text-properties style:font-name="DejaVu Sans" fo:font-size="11pt" style:text-underline-style="none" officeooo:rsid="002608a4" officeooo:paragraph-rsid="002608a4" style:font-size-asian="11pt" style:font-size-complex="11pt"/>
    </style:style>
    <style:style style:name="P58" style:family="paragraph" style:parent-style-name="Text_20_body">
      <style:text-properties style:font-name="DejaVu Sans" fo:font-size="11pt" style:text-underline-style="none" officeooo:rsid="0034dead" officeooo:paragraph-rsid="0034dead" style:font-size-asian="11pt" style:font-size-complex="11pt"/>
    </style:style>
    <style:style style:name="P59" style:family="paragraph" style:parent-style-name="Text_20_body">
      <style:text-properties style:font-name="DejaVu Sans" fo:font-size="11pt" style:text-underline-style="none" officeooo:rsid="005de1c1" officeooo:paragraph-rsid="005e81fa" style:font-size-asian="11pt" style:font-size-complex="11pt"/>
    </style:style>
    <style:style style:name="P60" style:family="paragraph" style:parent-style-name="Text_20_body">
      <style:text-properties style:font-name="DejaVu Sans" fo:font-size="11pt" style:text-underline-style="none" officeooo:rsid="0061e2f8" officeooo:paragraph-rsid="0061e2f8" style:font-size-asian="11pt" style:font-size-complex="11pt"/>
    </style:style>
    <style:style style:name="P61" style:family="paragraph" style:parent-style-name="Text_20_body">
      <style:text-properties style:font-name="DejaVu Sans" fo:font-size="11pt" style:text-underline-style="solid" style:text-underline-width="auto" style:text-underline-color="font-color" officeooo:rsid="00118b7d" officeooo:paragraph-rsid="0016c3a4" style:font-size-asian="11pt" style:font-size-complex="11pt"/>
    </style:style>
    <style:style style:name="P62" style:family="paragraph" style:parent-style-name="Text_20_body">
      <style:text-properties style:font-name="DejaVu Sans" fo:font-size="10pt" officeooo:paragraph-rsid="0066e532" style:font-size-asian="10pt" style:font-size-complex="10pt"/>
    </style:style>
    <style:style style:name="P63" style:family="paragraph" style:parent-style-name="Text_20_body">
      <style:text-properties fo:color="#000000" style:font-name="DejaVu Sans" fo:font-size="10pt" fo:letter-spacing="normal" fo:font-style="italic" fo:font-weight="normal" officeooo:rsid="00583783" officeooo:paragraph-rsid="006453b7" style:font-size-asian="10pt" style:font-weight-asian="normal" style:font-size-complex="10pt" style:font-weight-complex="normal"/>
    </style:style>
    <style:style style:name="P64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025866" officeooo:paragraph-rsid="002d7f6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1c4f72" officeooo:paragraph-rsid="001c4f7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5e81fa" officeooo:paragraph-rsid="005e81f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5e81fa" officeooo:paragraph-rsid="005ea70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5e81fa" officeooo:paragraph-rsid="00613ab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682145" officeooo:paragraph-rsid="0068214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682145" officeooo:paragraph-rsid="0069428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739a1a" officeooo:paragraph-rsid="00739a1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0pt" fo:letter-spacing="normal" fo:font-style="normal" fo:text-shadow="none" style:text-underline-style="none" fo:font-weight="normal" officeooo:rsid="00025866" officeooo:paragraph-rsid="002d7f6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02586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14d6a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1abf3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2608a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5de1c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613ab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68214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font-variant="normal" fo:text-transform="none" fo:color="#002dff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02586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font-variant="normal" fo:text-transform="none" fo:color="#002dff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14d6a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font-variant="normal" fo:text-transform="none" fo:color="#002dff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1abf3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font-variant="normal" fo:text-transform="none" fo:color="#002dff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2608a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font-variant="normal" fo:text-transform="none" fo:color="#002dff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2fe12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font-variant="normal" fo:text-transform="none" fo:color="#002dff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5de1c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fo:font-variant="normal" fo:text-transform="none" fo:color="#002dff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613ab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start" style:justify-single-word="false"/>
      <style:text-properties fo:font-variant="normal" fo:text-transform="none" fo:color="#002dff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68214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5866" officeooo:paragraph-rsid="0002586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5866" officeooo:paragraph-rsid="0014d6a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5866" officeooo:paragraph-rsid="001abf3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5866" officeooo:paragraph-rsid="002608a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5866" officeooo:paragraph-rsid="002d7f6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5866" officeooo:paragraph-rsid="005de1c1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5866" officeooo:paragraph-rsid="00613ab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5866" officeooo:paragraph-rsid="0068214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68f82" officeooo:paragraph-rsid="00068f8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68f82" officeooo:paragraph-rsid="0014d6a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68f82" officeooo:paragraph-rsid="001abf3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68f82" officeooo:paragraph-rsid="002608a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68f82" officeooo:paragraph-rsid="002d7f6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68f82" officeooo:paragraph-rsid="005de1c1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68f82" officeooo:paragraph-rsid="00613ab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68f82" officeooo:paragraph-rsid="0068214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69ac" officeooo:paragraph-rsid="001c4f7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69ac" officeooo:paragraph-rsid="002608a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69ac" officeooo:paragraph-rsid="002d7f6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69ac" officeooo:paragraph-rsid="005de1c1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69ac" officeooo:paragraph-rsid="00613ab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69ac" officeooo:paragraph-rsid="0068214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f9caa" officeooo:paragraph-rsid="000f9ca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f9caa" officeooo:paragraph-rsid="0014d6a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f9caa" officeooo:paragraph-rsid="001c4f7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f9caa" officeooo:paragraph-rsid="002608a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f9caa" officeooo:paragraph-rsid="002d7f6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f9caa" officeooo:paragraph-rsid="005de1c1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f9caa" officeooo:paragraph-rsid="00613ab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f9caa" officeooo:paragraph-rsid="0068214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1b069d" officeooo:paragraph-rsid="001b069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1abf33" officeooo:paragraph-rsid="001abf3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2608a4" officeooo:paragraph-rsid="002608a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2608a4" officeooo:paragraph-rsid="00369bc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2608a4" officeooo:paragraph-rsid="002d7f6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5de1c1" officeooo:paragraph-rsid="005de1c1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5de1c1" officeooo:paragraph-rsid="00613ab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682145" officeooo:paragraph-rsid="0068214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bold" officeooo:rsid="0044c807" officeooo:paragraph-rsid="0044c80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bold" officeooo:rsid="0047cd63" officeooo:paragraph-rsid="0047cd6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officeooo:rsid="0044c807" officeooo:paragraph-rsid="0044c80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9" style:family="paragraph" style:parent-style-name="Table_20_Contents">
      <style:paragraph-properties fo:text-align="start" style:justify-single-word="false"/>
      <style:text-properties style:font-name="DejaVu Sans" fo:font-size="11pt" officeooo:rsid="0035f19b" officeooo:paragraph-rsid="0035f19b" style:font-size-asian="11pt" style:font-size-complex="11pt"/>
    </style:style>
    <style:style style:name="P130" style:family="paragraph" style:parent-style-name="Standard" style:list-style-name="L9">
      <style:text-properties style:font-name="DejaVu Sans" fo:font-size="11pt" style:font-size-asian="11pt" style:font-size-complex="11pt"/>
    </style:style>
    <style:style style:name="P131" style:family="paragraph" style:parent-style-name="Standard" style:list-style-name="L9">
      <style:text-properties style:font-name="DejaVu Sans" fo:font-size="11pt" officeooo:paragraph-rsid="003c4c7c" style:font-size-asian="11pt" style:font-size-complex="11pt"/>
    </style:style>
    <style:style style:name="P132" style:family="paragraph" style:parent-style-name="Standard">
      <style:text-properties style:font-name="DejaVu Sans" fo:font-size="11pt" officeooo:rsid="008306f9" officeooo:paragraph-rsid="008306f9" style:font-size-asian="11pt" style:font-size-complex="11pt"/>
    </style:style>
    <style:style style:name="P133" style:family="paragraph" style:parent-style-name="Standard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7eb5dd" officeooo:paragraph-rsid="007eb5d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4" style:family="paragraph" style:parent-style-name="Text_20_body" style:list-style-name="L7">
      <style:text-properties style:font-name="DejaVu Sans" fo:font-size="11pt" officeooo:paragraph-rsid="0021b56b" style:font-size-asian="11pt" style:font-size-complex="11pt"/>
    </style:style>
    <style:style style:name="P135" style:family="paragraph" style:parent-style-name="Text_20_body">
      <style:text-properties style:font-name="DejaVu Sans" fo:font-size="11pt" officeooo:rsid="0075c581" officeooo:paragraph-rsid="0075c581" style:font-size-asian="11pt" style:font-size-complex="11pt"/>
    </style:style>
    <style:style style:name="P136" style:family="paragraph" style:parent-style-name="Text_20_body">
      <style:text-properties style:font-name="DejaVu Sans" fo:font-size="11pt" officeooo:rsid="008306f9" officeooo:paragraph-rsid="008306f9" style:font-size-asian="11pt" style:font-size-complex="11pt"/>
    </style:style>
    <style:style style:name="P137" style:family="paragraph" style:parent-style-name="Text_20_body">
      <style:text-properties style:font-name="DejaVu Sans" fo:font-size="11pt" officeooo:rsid="008306f9" officeooo:paragraph-rsid="0083dcc6" style:font-size-asian="11pt" style:font-size-complex="11pt"/>
    </style:style>
    <style:style style:name="P138" style:family="paragraph" style:parent-style-name="Text_20_body">
      <style:text-properties style:font-name="DejaVu Sans" fo:font-size="11pt" officeooo:rsid="0083dcc6" officeooo:paragraph-rsid="0083dcc6" style:font-size-asian="11pt" style:font-size-complex="11pt"/>
    </style:style>
    <style:style style:name="P139" style:family="paragraph" style:parent-style-name="Text_20_body">
      <style:text-properties style:font-name="DejaVu Sans" fo:font-size="11pt" officeooo:rsid="00855b94" officeooo:paragraph-rsid="0016c3a4" style:font-size-asian="11pt" style:font-size-complex="11pt"/>
    </style:style>
    <style:style style:name="P140" style:family="paragraph" style:parent-style-name="Text_20_body">
      <style:text-properties style:font-name="DejaVu Sans" fo:font-size="11pt" officeooo:rsid="00855b94" officeooo:paragraph-rsid="00855b94" style:font-size-asian="11pt" style:font-size-complex="11pt"/>
    </style:style>
    <style:style style:name="P141" style:family="paragraph" style:parent-style-name="Text_20_body">
      <style:text-properties style:font-name="DejaVu Sans" fo:font-size="11pt" style:text-underline-style="none" fo:font-weight="normal" officeooo:rsid="007ffe02" officeooo:paragraph-rsid="007ffe02" style:font-size-asian="11pt" style:font-weight-asian="normal" style:font-size-complex="11pt" style:font-weight-complex="normal"/>
    </style:style>
    <style:style style:name="P142" style:family="paragraph" style:parent-style-name="Text_20_body">
      <style:text-properties style:font-name="DejaVu Sans" fo:font-size="11pt" style:text-underline-style="solid" style:text-underline-width="auto" style:text-underline-color="font-color" fo:font-weight="bold" officeooo:rsid="008306f9" officeooo:paragraph-rsid="008306f9" style:font-size-asian="11pt" style:font-weight-asian="bold" style:font-size-complex="11pt" style:font-weight-complex="bold"/>
    </style:style>
    <style:style style:name="P143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DejaVu Sans Mono" fo:font-size="10pt" fo:font-style="normal" fo:text-shadow="none" style:text-underline-style="none" fo:font-weight="normal" officeooo:rsid="008306f9" officeooo:paragraph-rsid="0083dcc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4" style:family="paragraph" style:parent-style-name="Text_20_body">
      <style:text-properties fo:color="#1e6a39" style:font-name="DejaVu Sans Mono" fo:font-size="10pt" officeooo:rsid="008306f9" officeooo:paragraph-rsid="008306f9" style:font-size-asian="10pt" style:font-size-complex="10pt"/>
    </style:style>
    <style:style style:name="P145" style:family="paragraph" style:parent-style-name="Text_20_body">
      <style:text-properties fo:color="#1e6a39" style:font-name="DejaVu Sans" fo:font-size="11pt" officeooo:rsid="0083dcc6" officeooo:paragraph-rsid="0083dcc6" style:font-size-asian="11pt" style:font-size-complex="11pt"/>
    </style:style>
    <style:style style:name="P146" style:family="paragraph" style:parent-style-name="Text_20_body" style:list-style-name="L1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a49ad" officeooo:paragraph-rsid="007eb5d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47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a49ad" officeooo:paragraph-rsid="00452f9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48" style:family="paragraph" style:parent-style-name="Text_20_body" style:list-style-name="L1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b4930" officeooo:paragraph-rsid="007eb5d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49" style:family="paragraph" style:parent-style-name="Text_20_body" style:list-style-name="L3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4ac358" officeooo:paragraph-rsid="004ac35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50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452f95" officeooo:paragraph-rsid="007eb5d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51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7d257f" officeooo:paragraph-rsid="007eb5d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52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7eb5dd" officeooo:paragraph-rsid="007eb5d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53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solid" style:text-underline-width="auto" style:text-underline-color="font-color" fo:font-weight="bold" officeooo:rsid="000a49ad" officeooo:paragraph-rsid="0047cd63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154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3pt" fo:font-style="normal" fo:text-shadow="none" style:text-underline-style="none" fo:font-weight="bold" officeooo:rsid="0047cd63" officeooo:paragraph-rsid="004ac358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55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3pt" fo:font-style="normal" fo:text-shadow="none" style:text-underline-style="none" fo:font-weight="bold" officeooo:rsid="000a49ad" officeooo:paragraph-rsid="000a49a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56" style:family="paragraph" style:parent-style-name="Text_20_body" style:list-style-name="L3">
      <style:paragraph-properties fo:margin-top="0cm" fo:margin-bottom="0cm" loext:contextual-spacing="false"/>
      <style:text-properties style:font-name="DejaVu Sans" fo:font-size="11pt" officeooo:paragraph-rsid="004ac358" style:font-size-asian="11pt" style:font-size-complex="11pt"/>
    </style:style>
    <style:style style:name="P157" style:family="paragraph" style:parent-style-name="Text_20_body">
      <style:paragraph-properties fo:margin-top="0cm" fo:margin-bottom="0cm" loext:contextual-spacing="false"/>
      <style:text-properties style:font-name="DejaVu Sans" fo:font-size="11pt" officeooo:paragraph-rsid="0079afb2" style:font-size-asian="11pt" style:font-size-complex="11pt"/>
    </style:style>
    <style:style style:name="P158" style:family="paragraph" style:parent-style-name="Text_20_body">
      <style:paragraph-properties fo:margin-top="0cm" fo:margin-bottom="0cm" loext:contextual-spacing="false"/>
      <style:text-properties style:font-name="DejaVu Sans" fo:font-size="11pt" officeooo:paragraph-rsid="0014d6ad" style:font-size-asian="11pt" style:font-size-complex="11pt"/>
    </style:style>
    <style:style style:name="P159" style:family="paragraph" style:parent-style-name="Text_20_body" style:list-style-name="L4">
      <style:paragraph-properties fo:margin-top="0cm" fo:margin-bottom="0cm" loext:contextual-spacing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503f62" officeooo:paragraph-rsid="00503f6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60" style:family="paragraph" style:parent-style-name="Table_20_Contents" style:list-style-name="L5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1226aa" officeooo:paragraph-rsid="0016c3a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61" style:family="paragraph" style:parent-style-name="Table_20_Contents" style:list-style-name="L6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1226aa" officeooo:paragraph-rsid="0014d6a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62" style:family="paragraph" style:parent-style-name="Table_20_Contents" style:list-style-name="L5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138664" officeooo:paragraph-rsid="0013866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63" style:family="paragraph" style:parent-style-name="Table_20_Contents" style:list-style-name="L5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0f9caa" officeooo:paragraph-rsid="007efcf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64" style:family="paragraph" style:parent-style-name="Table_20_Contents" style:list-style-name="L6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188b07" officeooo:paragraph-rsid="00188b0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65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7eb5dd" officeooo:paragraph-rsid="007eb5d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66" style:family="paragraph" style:parent-style-name="Table_20_Contents">
      <style:paragraph-properties fo:text-align="start" style:justify-single-word="false"/>
      <style:text-properties fo:font-variant="normal" fo:text-transform="none" fo:color="#002dff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7ffe0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7" style:family="paragraph" style:parent-style-name="Table_20_Contents">
      <style:paragraph-properties fo:text-align="start" style:justify-single-word="false"/>
      <style:text-properties fo:font-variant="normal" fo:text-transform="none" fo:color="#002dff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83dcc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8" style:family="paragraph" style:parent-style-name="Table_20_Contents">
      <style:paragraph-properties fo:text-align="start" style:justify-single-word="false"/>
      <style:text-properties fo:font-variant="normal" fo:text-transform="none" fo:color="#002dff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7ffe02" fo:background-color="#fff20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9" style:family="paragraph" style:parent-style-name="Table_20_Contents">
      <style:paragraph-properties fo:text-align="start" style:justify-single-word="false"/>
      <style:text-properties fo:font-variant="normal" fo:text-transform="none" fo:color="#1e6a39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8306f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0" style:family="paragraph" style:parent-style-name="Table_20_Contents" style:list-style-name="L8">
      <style:paragraph-properties fo:text-align="start" style:justify-single-word="false"/>
      <style:text-properties style:font-name="DejaVu Sans" fo:font-size="11pt" officeooo:paragraph-rsid="00266711" style:font-size-asian="11pt" style:font-size-complex="11pt"/>
    </style:style>
    <style:style style:name="P171" style:family="paragraph" style:parent-style-name="Table_20_Contents" style:list-style-name="L8">
      <style:paragraph-properties fo:text-align="start" style:justify-single-word="false"/>
      <style:text-properties style:font-name="DejaVu Sans" fo:font-size="11pt" officeooo:rsid="00266711" officeooo:paragraph-rsid="00266711" style:font-size-asian="11pt" style:font-size-complex="11pt"/>
    </style:style>
    <style:style style:name="P172" style:family="paragraph" style:parent-style-name="Table_20_Contents">
      <style:paragraph-properties fo:text-align="start" style:justify-single-word="false"/>
      <style:text-properties style:font-name="DejaVu Sans" fo:font-size="11pt" officeooo:rsid="0016c3a4" officeooo:paragraph-rsid="008306f9" style:font-size-asian="11pt" style:font-size-complex="11pt"/>
    </style:style>
    <style:style style:name="P173" style:family="paragraph" style:parent-style-name="Table_20_Contents">
      <style:paragraph-properties fo:text-align="start" style:justify-single-word="false"/>
      <style:text-properties style:font-name="DejaVu Sans" fo:font-size="11pt" officeooo:rsid="0083dcc6" officeooo:paragraph-rsid="008306f9" style:font-size-asian="11pt" style:font-size-complex="11pt"/>
    </style:style>
    <style:style style:name="P17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officeooo:rsid="0044c807" officeooo:paragraph-rsid="0044c80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69ac" officeooo:paragraph-rsid="000269a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1" style:family="text">
      <style:text-properties officeooo:rsid="0004005c"/>
    </style:style>
    <style:style style:name="T2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ac358" style:font-style-asian="normal" style:font-weight-asian="normal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80877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7cd63" style:font-style-asian="normal" style:font-weight-asian="normal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0a49ad" style:font-style-asian="normal" style:font-weight-asian="normal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501b12" style:font-style-asian="normal" style:font-weight-asian="normal" style:font-style-complex="normal" style:font-weight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503f62" style:font-style-asian="normal" style:font-weight-asian="normal" style:font-style-complex="normal" style:font-weight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5354b9" style:font-style-asian="normal" style:font-weight-asian="normal" style:font-style-complex="normal" style:font-weight-complex="normal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6453b7" style:font-style-asian="normal" style:font-weight-asian="normal" style:font-style-complex="normal" style:font-weight-complex="normal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65b3e2" style:font-style-asian="normal" style:font-weight-asian="normal" style:font-style-complex="normal" style:font-weight-complex="normal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789399" style:font-style-asian="normal" style:font-weight-asian="normal" style:font-style-complex="normal" style:font-weight-complex="normal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79afb2" style:font-style-asian="normal" style:font-weight-asian="normal" style:font-style-complex="normal" style:font-weight-complex="normal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fo:font-style="normal" fo:text-shadow="none" style:font-style-asian="normal" style:font-style-complex="normal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fo:font-style="normal" fo:text-shadow="none" officeooo:rsid="000b4930" style:font-style-asian="normal" style:font-style-complex="normal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fo:font-style="normal" fo:text-shadow="none" officeooo:rsid="000959c3" style:font-style-asian="normal" style:font-style-complex="normal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fo:font-style="normal" fo:text-shadow="none" officeooo:rsid="00025866" style:font-style-asian="normal" style:font-style-complex="normal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fo:font-style="normal" fo:text-shadow="none" officeooo:rsid="001abf33" style:font-style-asian="normal" style:font-style-complex="normal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fo:font-style="normal" fo:text-shadow="none" officeooo:rsid="001b069d" style:font-style-asian="normal" style:font-style-complex="normal" style:text-overline-style="none" style:text-overline-color="font-color"/>
    </style:style>
    <style:style style:name="T20" style:family="text">
      <style:text-properties fo:color="#000000" style:text-outline="false" style:text-line-through-style="none" style:text-line-through-type="none" fo:font-style="normal" fo:text-shadow="none" officeooo:rsid="002608a4" style:font-style-asian="normal" style:font-style-complex="normal" style:text-overline-style="none" style:text-overline-color="font-color"/>
    </style:style>
    <style:style style:name="T21" style:family="text">
      <style:text-properties fo:color="#000000" style:text-outline="false" style:text-line-through-style="none" style:text-line-through-type="none" fo:font-style="normal" fo:text-shadow="none" officeooo:rsid="002d7f69" style:font-style-asian="normal" style:font-style-complex="normal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fo:font-style="normal" fo:text-shadow="none" officeooo:rsid="00369bc7" style:font-style-asian="normal" style:font-style-complex="normal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fo:font-style="normal" fo:text-shadow="none" officeooo:rsid="00503f62" style:font-style-asian="normal" style:font-style-complex="normal" style:text-overline-style="none" style:text-overline-color="font-color"/>
    </style:style>
    <style:style style:name="T24" style:family="text">
      <style:text-properties fo:color="#000000" style:text-outline="false" style:text-line-through-style="none" style:text-line-through-type="none" fo:font-style="normal" fo:text-shadow="none" officeooo:rsid="005de1c1" style:font-style-asian="normal" style:font-style-complex="normal" style:text-overline-style="none" style:text-overline-color="font-color"/>
    </style:style>
    <style:style style:name="T25" style:family="text">
      <style:text-properties fo:color="#000000" style:text-outline="false" style:text-line-through-style="none" style:text-line-through-type="none" fo:font-style="normal" fo:text-shadow="none" officeooo:rsid="00609f7c" style:font-style-asian="normal" style:font-style-complex="normal" style:text-overline-style="none" style:text-overline-color="font-color"/>
    </style:style>
    <style:style style:name="T26" style:family="text">
      <style:text-properties fo:color="#000000" style:text-outline="false" style:text-line-through-style="none" style:text-line-through-type="none" fo:font-style="normal" fo:text-shadow="none" officeooo:rsid="00613ab5" style:font-style-asian="normal" style:font-style-complex="normal" style:text-overline-style="none" style:text-overline-color="font-color"/>
    </style:style>
    <style:style style:name="T27" style:family="text">
      <style:text-properties fo:color="#000000" style:text-outline="false" style:text-line-through-style="none" style:text-line-through-type="none" fo:font-style="normal" fo:text-shadow="none" officeooo:rsid="00682145" style:font-style-asian="normal" style:font-style-complex="normal" style:text-overline-style="none" style:text-overline-color="font-color"/>
    </style:style>
    <style:style style:name="T28" style:family="text">
      <style:text-properties fo:color="#000000" style:text-outline="false" style:text-line-through-style="none" style:text-line-through-type="none" fo:font-style="normal" fo:text-shadow="none" officeooo:rsid="00739a1a" style:font-style-asian="normal" style:font-style-complex="normal" style:text-overline-style="none" style:text-overline-color="font-color"/>
    </style:style>
    <style:style style:name="T29" style:family="text">
      <style:text-properties fo:color="#000000" style:text-outline="false" style:text-line-through-style="none" style:text-line-through-type="none" fo:font-style="normal" fo:text-shadow="none" style:text-underline-style="solid" style:text-underline-width="auto" style:text-underline-color="font-color" fo:font-weight="bold" officeooo:rsid="000b4930" style:font-style-asian="normal" style:font-weight-asian="bold" style:font-style-complex="normal" style:font-weight-complex="bold" style:text-overline-style="none" style:text-overline-color="font-color"/>
    </style:style>
    <style:style style:name="T30" style:family="text">
      <style:text-properties fo:color="#000000" style:text-outline="false" style:text-line-through-style="none" style:text-line-through-type="none" fo:font-style="normal" fo:text-shadow="none" style:text-underline-style="solid" style:text-underline-width="auto" style:text-underline-color="font-color" fo:font-weight="bold" officeooo:rsid="0014d6ad" style:font-style-asian="normal" style:font-weight-asian="bold" style:font-style-complex="normal" style:font-weight-complex="bold" style:text-overline-style="none" style:text-overline-color="font-color"/>
    </style:style>
    <style:style style:name="T31" style:family="text">
      <style:text-properties fo:color="#000000" style:text-outline="false" style:text-line-through-style="none" style:text-line-through-type="none" fo:font-style="normal" fo:text-shadow="none" style:text-underline-style="solid" style:text-underline-width="auto" style:text-underline-color="font-color" fo:font-weight="bold" officeooo:rsid="000959c3" style:font-style-asian="normal" style:font-weight-asian="bold" style:font-style-complex="normal" style:font-weight-complex="bold" style:text-overline-style="none" style:text-overline-color="font-color"/>
    </style:style>
    <style:style style:name="T32" style:family="text">
      <style:text-properties fo:color="#000000" style:text-outline="false" style:text-line-through-style="none" style:text-line-through-type="none" fo:font-style="normal" fo:text-shadow="none" style:text-underline-style="solid" style:text-underline-width="auto" style:text-underline-color="font-color" fo:font-weight="bold" officeooo:rsid="00025866" style:font-style-asian="normal" style:font-weight-asian="bold" style:font-style-complex="normal" style:font-weight-complex="bold" style:text-overline-style="none" style:text-overline-color="font-color"/>
    </style:style>
    <style:style style:name="T33" style:family="text">
      <style:text-properties fo:color="#000000" style:text-outline="false" style:text-line-through-style="none" style:text-line-through-type="none" fo:font-style="normal" fo:text-shadow="none" style:text-underline-style="solid" style:text-underline-width="auto" style:text-underline-color="font-color" fo:font-weight="bold" officeooo:rsid="00165e01" style:font-style-asian="normal" style:font-weight-asian="bold" style:font-style-complex="normal" style:font-weight-complex="bold" style:text-overline-style="none" style:text-overline-color="font-color"/>
    </style:style>
    <style:style style:name="T34" style:family="text">
      <style:text-properties fo:color="#000000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503f6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35" style:family="text">
      <style:text-properties fo:color="#000000" style:text-outline="false" style:text-line-through-style="none" style:text-line-through-type="none" style:font-name="DejaVu Sans" fo:font-size="11pt" fo:letter-spacing="normal" fo:font-style="normal" fo:text-shadow="none" style:text-underline-style="solid" style:text-underline-width="auto" style:text-underline-color="font-color" fo:font-weight="normal" officeooo:rsid="00503f6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36" style:family="text">
      <style:text-properties fo:color="#000000" style:text-outline="false" style:text-line-through-style="none" style:text-line-through-type="none" fo:font-style="italic" fo:text-shadow="none" style:text-underline-style="none" fo:font-weight="normal" officeooo:rsid="0047cd63" style:font-style-asian="italic" style:font-weight-asian="normal" style:font-style-complex="italic" style:font-weight-complex="normal" style:text-overline-style="none" style:text-overline-color="font-color"/>
    </style:style>
    <style:style style:name="T37" style:family="text">
      <style:text-properties fo:color="#000000" style:text-outline="false" style:text-line-through-style="none" style:text-line-through-type="none" fo:font-size="11pt" fo:font-style="normal" fo:text-shadow="none" style:text-underline-style="none" fo:font-weight="normal" officeooo:rsid="004ac35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38" style:family="text">
      <style:text-properties fo:color="#000000" fo:letter-spacing="normal" fo:font-style="italic" fo:font-weight="normal" style:font-weight-asian="normal" style:font-weight-complex="normal"/>
    </style:style>
    <style:style style:name="T39" style:family="text">
      <style:text-properties fo:color="#000000" fo:font-style="italic" fo:font-weight="normal" officeooo:rsid="00188b07" style:font-style-asian="italic" style:font-weight-asian="normal" style:font-style-complex="italic" style:font-weight-complex="normal"/>
    </style:style>
    <style:style style:name="T40" style:family="text">
      <style:text-properties fo:color="#000000" fo:font-style="italic" fo:font-weight="normal" officeooo:rsid="00583783" style:font-style-asian="italic" style:font-weight-asian="normal" style:font-style-complex="italic" style:font-weight-complex="normal"/>
    </style:style>
    <style:style style:name="T41" style:family="text">
      <style:text-properties fo:color="#000000" fo:font-style="italic" fo:font-weight="normal" officeooo:rsid="0067b01d" style:font-style-asian="italic" style:font-weight-asian="normal" style:font-style-complex="italic" style:font-weight-complex="normal"/>
    </style:style>
    <style:style style:name="T42" style:family="text">
      <style:text-properties officeooo:rsid="000b4930"/>
    </style:style>
    <style:style style:name="T43" style:family="text">
      <style:text-properties officeooo:rsid="000d2960"/>
    </style:style>
    <style:style style:name="T44" style:family="text">
      <style:text-properties officeooo:rsid="000f9caa"/>
    </style:style>
    <style:style style:name="T45" style:family="text">
      <style:text-properties officeooo:rsid="00118b7d"/>
    </style:style>
    <style:style style:name="T46" style:family="text">
      <style:text-properties fo:background-color="#fff200" loext:char-shading-value="0"/>
    </style:style>
    <style:style style:name="T47" style:family="text">
      <style:text-properties officeooo:rsid="0014d6ad"/>
    </style:style>
    <style:style style:name="T48" style:family="text">
      <style:text-properties officeooo:rsid="0016c3a4"/>
    </style:style>
    <style:style style:name="T49" style:family="text">
      <style:text-properties officeooo:rsid="00190098"/>
    </style:style>
    <style:style style:name="T50" style:family="text">
      <style:text-properties officeooo:rsid="001abf33"/>
    </style:style>
    <style:style style:name="T51" style:family="text">
      <style:text-properties officeooo:rsid="001c4f72"/>
    </style:style>
    <style:style style:name="T52" style:family="text">
      <style:text-properties fo:font-variant="normal" fo:text-transform="none" fo:color="#000000" style:text-outline="false" style:text-line-through-style="none" style:text-line-through-type="none" fo:letter-spacing="normal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3" style:family="text">
      <style:text-properties fo:font-variant="normal" fo:text-transform="none" fo:color="#000000" style:text-outline="false" style:text-line-through-style="none" style:text-line-through-type="none" fo:letter-spacing="normal" fo:font-style="normal" fo:text-shadow="none" style:text-underline-style="none" fo:font-weight="normal" officeooo:rsid="002608a4" style:font-style-asian="normal" style:font-weight-asian="normal" style:font-style-complex="normal" style:font-weight-complex="normal" style:text-overline-style="none" style:text-overline-color="font-color"/>
    </style:style>
    <style:style style:name="T54" style:family="text">
      <style:text-properties fo:font-variant="normal" fo:text-transform="none" fo:color="#000000" style:text-outline="false" style:text-line-through-style="none" style:text-line-through-type="none" fo:letter-spacing="normal" fo:font-style="normal" fo:text-shadow="none" style:text-underline-style="none" fo:font-weight="normal" officeooo:rsid="00266711" style:font-style-asian="normal" style:font-weight-asian="normal" style:font-style-complex="normal" style:font-weight-complex="normal" style:text-overline-style="none" style:text-overline-color="font-color"/>
    </style:style>
    <style:style style:name="T55" style:family="text">
      <style:text-properties fo:font-variant="normal" fo:text-transform="none" fo:color="#000000" style:text-outline="false" style:text-line-through-style="none" style:text-line-through-type="none" fo:letter-spacing="normal" fo:font-style="normal" fo:text-shadow="none" style:text-underline-style="none" fo:font-weight="normal" officeooo:rsid="00282158" style:font-style-asian="normal" style:font-weight-asian="normal" style:font-style-complex="normal" style:font-weight-complex="normal" style:text-overline-style="none" style:text-overline-color="font-color"/>
    </style:style>
    <style:style style:name="T56" style:family="text">
      <style:text-properties fo:font-variant="normal" fo:text-transform="none" fo:color="#000000" style:text-outline="false" style:text-line-through-style="none" style:text-line-through-type="none" fo:letter-spacing="normal" fo:font-style="normal" fo:text-shadow="none" style:text-underline-style="none" fo:font-weight="normal" officeooo:rsid="003c4c7c" style:font-style-asian="normal" style:font-weight-asian="normal" style:font-style-complex="normal" style:font-weight-complex="normal" style:text-overline-style="none" style:text-overline-color="font-color"/>
    </style:style>
    <style:style style:name="T57" style:family="text">
      <style:text-properties fo:font-variant="normal" fo:text-transform="none" fo:color="#000000" style:text-outline="false" style:text-line-through-style="none" style:text-line-through-type="none" fo:letter-spacing="normal" fo:font-style="normal" fo:text-shadow="none" style:text-underline-style="none" fo:font-weight="normal" officeooo:rsid="003dffb0" style:font-style-asian="normal" style:font-weight-asian="normal" style:font-style-complex="normal" style:font-weight-complex="normal" style:text-overline-style="none" style:text-overline-color="font-color"/>
    </style:style>
    <style:style style:name="T58" style:family="text">
      <style:text-properties fo:font-variant="normal" fo:text-transform="none" fo:color="#000000" style:text-outline="false" style:text-line-through-style="none" style:text-line-through-type="none" fo:letter-spacing="normal" fo:font-style="normal" fo:text-shadow="none" style:text-underline-style="none" fo:font-weight="normal" officeooo:rsid="00563c24" style:font-style-asian="normal" style:font-weight-asian="normal" style:font-style-complex="normal" style:font-weight-complex="normal" style:text-overline-style="none" style:text-overline-color="font-color"/>
    </style:style>
    <style:style style:name="T59" style:family="text">
      <style:text-properties fo:font-variant="normal" fo:text-transform="none" fo:color="#000000" style:text-outline="false" style:text-line-through-style="none" style:text-line-through-type="none" fo:letter-spacing="normal" fo:font-style="normal" fo:text-shadow="none" style:text-underline-style="none" fo:font-weight="normal" officeooo:rsid="005c196f" style:font-style-asian="normal" style:font-weight-asian="normal" style:font-style-complex="normal" style:font-weight-complex="normal" style:text-overline-style="none" style:text-overline-color="font-color"/>
    </style:style>
    <style:style style:name="T60" style:family="text">
      <style:text-properties fo:font-variant="normal" fo:text-transform="none" fo:color="#000000" style:text-outline="false" style:text-line-through-style="none" style:text-line-through-type="none" fo:letter-spacing="normal" fo:font-style="normal" fo:text-shadow="none" style:text-underline-style="solid" style:text-underline-width="auto" style:text-underline-color="font-color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61" style:family="text">
      <style:text-properties fo:font-variant="normal" fo:text-transform="none" fo:color="#000000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503f6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62" style:family="text">
      <style:text-properties fo:font-variant="normal" fo:text-transform="none" fo:color="#000000" style:text-outline="false" style:text-line-through-style="none" style:text-line-through-type="none" style:font-name="DejaVu Sans" fo:font-size="11pt" fo:letter-spacing="normal" fo:font-style="normal" fo:text-shadow="none" style:text-underline-style="solid" style:text-underline-width="auto" style:text-underline-color="font-color" fo:font-weight="normal" officeooo:rsid="00503f6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63" style:family="text">
      <style:text-properties fo:font-variant="normal" fo:text-transform="none" fo:color="#000000" style:text-outline="false" style:text-line-through-style="none" style:text-line-through-type="none" style:font-name="DejaVu Sans" fo:letter-spacing="normal" fo:font-style="normal" fo:text-shadow="none" style:text-underline-style="none" fo:font-weight="normal" style:font-size-asian="9.60000038146973pt" style:font-style-asian="normal" style:font-weight-asian="normal" style:font-style-complex="normal" style:font-weight-complex="normal" style:text-overline-style="none" style:text-overline-color="font-color"/>
    </style:style>
    <style:style style:name="T64" style:family="text">
      <style:text-properties fo:font-variant="normal" fo:text-transform="none" fo:color="#000000" style:text-outline="false" style:text-line-through-style="none" style:text-line-through-type="none" style:font-name="DejaVu Sans" fo:letter-spacing="normal" fo:font-style="normal" fo:text-shadow="none" style:text-underline-style="none" fo:font-weight="normal" officeooo:rsid="008306f9" style:font-size-asian="9.60000038146973pt" style:font-style-asian="normal" style:font-weight-asian="normal" style:font-style-complex="normal" style:font-weight-complex="normal" style:text-overline-style="none" style:text-overline-color="font-color"/>
    </style:style>
    <style:style style:name="T65" style:family="text">
      <style:text-properties fo:font-variant="normal" fo:text-transform="none" fo:color="#000000" fo:letter-spacing="normal" fo:font-style="italic" fo:font-weight="normal" officeooo:rsid="00583783" style:font-style-asian="italic" style:font-weight-asian="normal" style:font-style-complex="italic" style:font-weight-complex="normal"/>
    </style:style>
    <style:style style:name="T66" style:family="text">
      <style:text-properties fo:font-variant="normal" fo:text-transform="none" fo:color="#222222" style:text-outline="false" style:text-line-through-style="none" style:text-line-through-type="none" fo:letter-spacing="normal" fo:font-style="normal" fo:text-shadow="none" style:text-underline-style="none" fo:font-weight="normal" style:font-size-asian="9.60000038146973pt" style:font-style-asian="normal" style:font-weight-asian="normal" style:font-style-complex="normal" style:font-weight-complex="normal" style:text-overline-style="none" style:text-overline-color="font-color"/>
    </style:style>
    <style:style style:name="T67" style:family="text"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4bdc3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68" style:family="text"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503f6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69" style:family="text"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2608a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70" style:family="text"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53161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71" style:family="text"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style:font-size-asian="11pt" style:font-style-asian="normal" style:font-size-complex="11pt" style:font-style-complex="normal" style:text-overline-style="none" style:text-overline-color="font-color"/>
    </style:style>
    <style:style style:name="T72" style:family="text"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officeooo:rsid="004bdc32" style:font-size-asian="11pt" style:font-style-asian="normal" style:font-size-complex="11pt" style:font-style-complex="normal" style:text-overline-style="none" style:text-overline-color="font-color"/>
    </style:style>
    <style:style style:name="T73" style:family="text"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officeooo:rsid="00503f62" style:font-size-asian="11pt" style:font-style-asian="normal" style:font-size-complex="11pt" style:font-style-complex="normal" style:text-overline-style="none" style:text-overline-color="font-color"/>
    </style:style>
    <style:style style:name="T74" style:family="text"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solid" style:text-underline-width="auto" style:text-underline-color="font-color" fo:font-weight="normal" officeooo:rsid="00503f6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75" style:family="text">
      <style:text-properties fo:font-variant="normal" fo:text-transform="none" fo:color="#168253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76" style:family="text">
      <style:text-properties fo:font-variant="normal" fo:text-transform="none" fo:color="#168253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8306f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77" style:family="text">
      <style:text-properties fo:font-variant="normal" fo:text-transform="none" fo:color="#168253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78" style:family="text">
      <style:text-properties fo:font-variant="normal" fo:text-transform="none" fo:color="#168253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8306f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79" style:family="text">
      <style:text-properties fo:font-variant="normal" fo:text-transform="none" fo:color="#168253" style:text-outline="false" style:text-line-through-style="none" style:text-line-through-type="none" style:font-name="DejaVu Sans Mono" fo:font-size="9pt" fo:letter-spacing="normal" fo:font-style="normal" fo:text-shadow="none" style:text-underline-style="none" fo:font-weight="normal" officeooo:rsid="0002586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80" style:family="text">
      <style:text-properties fo:font-variant="normal" fo:text-transform="none" fo:color="#168253" style:text-outline="false" style:text-line-through-style="none" style:text-line-through-type="none" style:font-name="DejaVu Sans Mono" fo:font-size="9pt" fo:letter-spacing="normal" fo:font-style="normal" fo:text-shadow="none" style:text-underline-style="none" fo:font-weight="normal" officeooo:rsid="008306f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81" style:family="text">
      <style:text-properties fo:font-variant="normal" fo:text-transform="none" fo:color="#158466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82" style:family="text">
      <style:text-properties fo:font-variant="normal" fo:text-transform="none" fo:color="#158466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8306f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83" style:family="text">
      <style:text-properties fo:font-variant="normal" fo:text-transform="none" fo:color="#1e6a39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84" style:family="text">
      <style:text-properties fo:font-variant="normal" fo:text-transform="none" fo:color="#1e6a39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8306f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85" style:family="text">
      <style:text-properties officeooo:rsid="001ed1c5"/>
    </style:style>
    <style:style style:name="T86" style:family="text">
      <style:text-properties style:text-underline-style="solid" style:text-underline-width="auto" style:text-underline-color="font-color"/>
    </style:style>
    <style:style style:name="T87" style:family="text">
      <style:text-properties style:text-underline-style="solid" style:text-underline-width="auto" style:text-underline-color="font-color" officeooo:rsid="001c4f72"/>
    </style:style>
    <style:style style:name="T88" style:family="text">
      <style:text-properties style:text-underline-style="solid" style:text-underline-width="auto" style:text-underline-color="font-color" officeooo:rsid="002608a4"/>
    </style:style>
    <style:style style:name="T8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0" style:family="text">
      <style:text-properties officeooo:rsid="0021b56b"/>
    </style:style>
    <style:style style:name="T91" style:family="text">
      <style:text-properties officeooo:rsid="002608a4"/>
    </style:style>
    <style:style style:name="T92" style:family="text">
      <style:text-properties officeooo:rsid="00266711"/>
    </style:style>
    <style:style style:name="T93" style:family="text">
      <style:text-properties officeooo:rsid="002b871b"/>
    </style:style>
    <style:style style:name="T94" style:family="text">
      <style:text-properties officeooo:rsid="002d7f69"/>
    </style:style>
    <style:style style:name="T95" style:family="text">
      <style:text-properties officeooo:rsid="0034dead"/>
    </style:style>
    <style:style style:name="T96" style:family="text">
      <style:text-properties officeooo:rsid="0035f19b"/>
    </style:style>
    <style:style style:name="T97" style:family="text">
      <style:text-properties officeooo:rsid="00369bc7"/>
    </style:style>
    <style:style style:name="T98" style:family="text">
      <style:text-properties officeooo:rsid="003b70d4"/>
    </style:style>
    <style:style style:name="T99" style:family="text">
      <style:text-properties officeooo:rsid="003c4c7c"/>
    </style:style>
    <style:style style:name="T100" style:family="text">
      <style:text-properties officeooo:rsid="003dffb0"/>
    </style:style>
    <style:style style:name="T101" style:family="text">
      <style:text-properties officeooo:rsid="00423f86"/>
    </style:style>
    <style:style style:name="T102" style:family="text">
      <style:text-properties officeooo:rsid="0047cd63"/>
    </style:style>
    <style:style style:name="T103" style:family="text">
      <style:text-properties officeooo:rsid="00480877"/>
    </style:style>
    <style:style style:name="T104" style:family="text">
      <style:text-properties officeooo:rsid="004ac358"/>
    </style:style>
    <style:style style:name="T105" style:family="text">
      <style:text-properties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4bdc3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106" style:family="text">
      <style:text-properties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503f6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107" style:family="text">
      <style:text-properties fo:color="#222222" style:text-outline="false" style:text-line-through-style="none" style:text-line-through-type="none" style:font-name="DejaVu Sans" fo:font-size="11pt" fo:letter-spacing="normal" fo:font-style="normal" fo:text-shadow="none" style:text-underline-style="solid" style:text-underline-width="auto" style:text-underline-color="font-color" fo:font-weight="normal" officeooo:rsid="00503f6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108" style:family="text">
      <style:text-properties officeooo:rsid="00524dbc"/>
    </style:style>
    <style:style style:name="T109" style:family="text">
      <style:text-properties style:font-name="DejaVu Sans1" officeooo:rsid="00524dbc"/>
    </style:style>
    <style:style style:name="T110" style:family="text">
      <style:text-properties officeooo:rsid="00548355"/>
    </style:style>
    <style:style style:name="T111" style:family="text">
      <style:text-properties style:font-name="DejaVu Sans Mono" fo:font-size="10pt" style:font-size-asian="10pt" style:font-size-complex="10pt"/>
    </style:style>
    <style:style style:name="T112" style:family="text">
      <style:text-properties officeooo:rsid="005a312f"/>
    </style:style>
    <style:style style:name="T113" style:family="text">
      <style:text-properties officeooo:rsid="005ab377"/>
    </style:style>
    <style:style style:name="T114" style:family="text">
      <style:text-properties officeooo:rsid="005de1c1"/>
    </style:style>
    <style:style style:name="T115" style:family="text">
      <style:text-properties officeooo:rsid="005e81fa"/>
    </style:style>
    <style:style style:name="T116" style:family="text">
      <style:text-properties fo:background-color="#ffff00" loext:char-shading-value="0"/>
    </style:style>
    <style:style style:name="T117" style:family="text">
      <style:text-properties officeooo:rsid="005ea70f"/>
    </style:style>
    <style:style style:name="T118" style:family="text">
      <style:text-properties officeooo:rsid="00609f7c"/>
    </style:style>
    <style:style style:name="T119" style:family="text">
      <style:text-properties officeooo:rsid="00613ab5"/>
    </style:style>
    <style:style style:name="T120" style:family="text">
      <style:text-properties officeooo:rsid="0062baea"/>
    </style:style>
    <style:style style:name="T121" style:family="text">
      <style:text-properties officeooo:rsid="00634ddb"/>
    </style:style>
    <style:style style:name="T122" style:family="text">
      <style:text-properties officeooo:rsid="006453b7"/>
    </style:style>
    <style:style style:name="T123" style:family="text">
      <style:text-properties officeooo:rsid="00682145"/>
    </style:style>
    <style:style style:name="T124" style:family="text">
      <style:text-properties officeooo:rsid="00692e28"/>
    </style:style>
    <style:style style:name="T125" style:family="text">
      <style:text-properties officeooo:rsid="00694280"/>
    </style:style>
    <style:style style:name="T126" style:family="text">
      <style:text-properties officeooo:rsid="007341e2"/>
    </style:style>
    <style:style style:name="T127" style:family="text">
      <style:text-properties officeooo:rsid="00739a1a"/>
    </style:style>
    <style:style style:name="T128" style:family="text">
      <style:text-properties officeooo:rsid="00789399"/>
    </style:style>
    <style:style style:name="T129" style:family="text">
      <style:text-properties officeooo:rsid="007d2442"/>
    </style:style>
    <style:style style:name="T130" style:family="text">
      <style:text-properties officeooo:rsid="000a49ad"/>
    </style:style>
    <style:style style:name="T131" style:family="text">
      <style:text-properties officeooo:rsid="007d257f"/>
    </style:style>
    <style:style style:name="T132" style:family="text">
      <style:text-properties officeooo:rsid="007db254"/>
    </style:style>
    <style:style style:name="T133" style:family="text">
      <style:text-properties officeooo:rsid="007efcf3"/>
    </style:style>
    <style:style style:name="T134" style:family="text">
      <style:text-properties officeooo:rsid="007ffe02"/>
    </style:style>
    <style:style style:name="T135" style:family="text">
      <style:text-properties officeooo:rsid="008306f9"/>
    </style:style>
    <style:style style:name="T136" style:family="text">
      <style:text-properties officeooo:rsid="0083dcc6"/>
    </style:style>
    <style:style style:name="T137" style:family="text">
      <style:text-properties style:font-name="DejaVu Sans Mono"/>
    </style:style>
    <style:style style:name="T138" style:family="text">
      <style:text-properties style:font-name="DejaVu Sans Mono" fo:font-size="10pt" style:font-size-asian="10pt" style:font-size-complex="10pt"/>
    </style:style>
    <style:style style:name="T139" style:family="text">
      <style:text-properties style:font-name="DejaVu Sans Mono" fo:font-size="10pt" officeooo:rsid="008306f9" style:font-size-asian="10pt" style:font-size-complex="10pt"/>
    </style:style>
    <style:style style:name="T140" style:family="text">
      <style:text-properties style:font-name="DejaVu Sans Mono" fo:font-size="9pt" style:font-size-asian="9pt" style:font-size-complex="9pt"/>
    </style:style>
    <style:style style:name="T141" style:family="text">
      <style:text-properties fo:color="#168253"/>
    </style:style>
    <style:style style:name="T142" style:family="text">
      <style:text-properties fo:color="#158466" style:font-name="DejaVu Sans Mono" fo:font-size="10pt" style:font-size-asian="10pt" style:font-size-complex="10pt"/>
    </style:style>
    <style:style style:name="T143" style:family="text">
      <style:text-properties fo:color="#1e6a39"/>
    </style:style>
    <style:style style:name="T144" style:family="text">
      <style:text-properties fo:color="#1e6a39" style:font-name="DejaVu Sans Mono" fo:font-size="10pt" style:font-size-asian="10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uSysML Test Cases <text:span text:style-name="T112">for SysML v2</text:span></text:p>
      <text:p text:style-name="P15"><text:span text:style-name="T109">©</text:span><text:span text:style-name="T108"> </text:span>Vlad<text:span text:style-name="T102">imir</text:span> Likić &lt;vlad.likic@gmail.com&gt;</text:p>
      <text:p text:style-name="P24"><text:span text:style-name="T109">© </text:span>Igor Dejanović &lt;igor.dejanovic@gmail.com&gt;</text:p>
      <text:p text:style-name="P63"/>
      <text:p text:style-name="P62"><text:span text:style-name="T38">CC BY-SA </text:span><text:span text:style-name="T39">4.0 </text:span><text:span text:style-name="T37">  </text:span><text:span text:style-name="T39">This </text:span><text:span text:style-name="T40">document</text:span><text:span text:style-name="T39"> </text:span><text:span text:style-name="T41">and uSysML Test Cases are</text:span><text:span text:style-name="T39"> licensed </text:span><text:span text:style-name="T40">under the Creative Commons </text:span><text:span text:style-name="T65">Attribution-ShareAlike 4.0 International license: https://creativecommons.org/licenses/by-sa/4.0/</text:span></text:p>
      <text:p text:style-name="P49"/>
      <text:p text:style-name="P155">Background</text:p>
      <text:p text:style-name="P3"/>
      <text:p text:style-name="P157"><text:span text:style-name="T5">SysML v2 is the next generation of the </text:span>OMG Systems Modeling Language <text:span text:style-name="T102">(</text:span><text:span text:style-name="T5">SysML) </text:span><text:span text:style-name="T10">that is currently under development. The objective of SysML v2 to enable more effective model-based systems engineering (MBSE). </text:span><text:span text:style-name="T5">SysML v2 development is governed by the </text:span><text:span text:style-name="T6">SysML v2 Submission Team (SST), a </text:span><text:span text:style-name="T5">distributed </text:span><text:span text:style-name="T6">team of </text:span><text:span text:style-name="T5">individuals from</text:span><text:span text:style-name="T6"> </text:span><text:span text:style-name="T5">industry, </text:span><text:span text:style-name="T6">academia and government organizations. </text:span><text:span text:style-name="T9">The uSysML </text:span><text:span text:style-name="T12">(</text:span><text:span text:style-name="T6">‘micro SysML’</text:span><text:span text:style-name="T12">) </text:span><text:span text:style-name="T9">project is an approach </text:span><text:span text:style-name="T13">to</text:span><text:span text:style-name="T9"> the development of SysML v2 test cases </text:span><text:span text:style-name="T12">based on the decomposability of SysML v2.</text:span><text:span text:style-name="T9"> </text:span><text:span text:style-name="T5">The objective of this work is (</text:span><text:span text:style-name="T36">1</text:span><text:span text:style-name="T5">) to generate issues that may require consideration, clarification, or strengthening of the SysML v2 specification; and (</text:span><text:span text:style-name="T36">2</text:span><text:span text:style-name="T5">) to assist </text:span><text:span text:style-name="T12">the</text:span><text:span text:style-name="T5"> wider </text:span><text:span text:style-name="T11">MBSE </text:span><text:span text:style-name="T5">community in the implementation of </text:span><text:span text:style-name="T11">the </text:span><text:span text:style-name="T5">SysML v2 specification.</text:span></text:p>
      <text:p text:style-name="P8"/>
      <text:p text:style-name="P153">uSysML</text:p>
      <text:p text:style-name="P4"/>
      <text:p text:style-name="P152">The uSysML project broadly refers to the specific test cases, associated explanations, discussion, and any issues raised. In a more narrow sense, <text:span text:style-name="T130">uSysML refers to a subset of SysML v2 keywords and behaviours, however what exactly is this subset depends on the uSysML version </text:span>(see Table 1)<text:span text:style-name="T130">. The purpose of uSysML version</text:span>s<text:span text:style-name="T130"> is </text:span>to <text:span text:style-name="T130">define scope that will limit considerations required for the development of robust test cases to explore practical issues relevant to the implementation of the SysML v2 textual notation. The</text:span>refore, the<text:span text:style-name="T130"> scope of uSysML for each version is fixed for the purpose of this work and the development of test cases. The currently planned scope/uSysML version is shown in the table below.</text:span></text:p>
      <text:p text:style-name="P147"/>
      <text:p text:style-name="P151">Table 1. uSysML scope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26">uSysML version</text:p>
          </table:table-cell>
          <table:table-cell table:style-name="Table6.A1" office:value-type="string">
            <text:p text:style-name="P126">Scope</text:p>
          </table:table-cell>
          <table:table-cell table:style-name="Table6.C1" office:value-type="string">
            <text:p text:style-name="P127">Current status</text:p>
          </table:table-cell>
        </table:table-row>
        <table:table-row>
          <table:table-cell table:style-name="Table6.A2" office:value-type="string">
            <text:p text:style-name="P128">v0.01</text:p>
          </table:table-cell>
          <table:table-cell table:style-name="Table6.A2" office:value-type="string">
            <text:p text:style-name="P128">package, part, part def,</text:p>
            <text:p text:style-name="P128">//-<text:span text:style-name="T128">type comments</text:span></text:p>
          </table:table-cell>
          <table:table-cell table:style-name="Table6.C2" office:value-type="string">
            <text:p text:style-name="P128"><text:span text:style-name="T132">8</text:span> <text:span text:style-name="T113">T</text:span>est <text:span text:style-name="T113">C</text:span>ases</text:p>
          </table:table-cell>
        </table:table-row>
        <table:table-row>
          <table:table-cell table:style-name="Table6.A2" office:value-type="string">
            <text:p text:style-name="P128">v0.02</text:p>
          </table:table-cell>
          <table:table-cell table:style-name="Table6.A2" office:value-type="string">
            <text:p text:style-name="P128">+attribute, +attribute def</text:p>
          </table:table-cell>
          <table:table-cell table:style-name="Table6.C2" office:value-type="string">
            <text:p text:style-name="P128">None yet</text:p>
          </table:table-cell>
        </table:table-row>
        <table:table-row>
          <table:table-cell table:style-name="Table6.A2" office:value-type="string">
            <text:p text:style-name="P128">v0.<text:span text:style-name="T110">03</text:span></text:p>
          </table:table-cell>
          <table:table-cell table:style-name="Table6.A2" office:value-type="string">
            <text:p text:style-name="P128">+redefines, +subsets, +specializes</text:p>
          </table:table-cell>
          <table:table-cell table:style-name="Table6.C2" office:value-type="string">
            <text:p text:style-name="P128">None yet</text:p>
          </table:table-cell>
        </table:table-row>
      </table:table>
      <text:p text:style-name="P6"/>
      <text:p text:style-name="P133"><text:span text:style-name="T130">The following references have been used for this work:</text:span></text:p>
      <text:list xml:id="list3179259700" text:style-name="L1">
        <text:list-item>
          <text:p text:style-name="P146"><text:span text:style-name="T42">Kernel Modeling Language (KerML) (‘</text:span>1-Kernel_Modeling_Language.pdf’<text:span text:style-name="T42">)</text:span></text:p>
        </text:list-item>
        <text:list-item>
          <text:p text:style-name="P148">OMG Systems Modeling Language (SysML)</text:p>
          <text:p text:style-name="P146"><text:span text:style-name="T42">(‘</text:span>2-OMG_Systems_Modeling_Language.pdf’<text:span text:style-name="T42">)</text:span></text:p>
        </text:list-item>
        <text:list-item>
          <text:p text:style-name="P146"><text:soft-page-break/>SysMLv2 Pilot Implementation <text:span text:style-name="T42">Prototype (https://github.com/Systems-Modeling/SysML-v2-Pilot-Implementation)</text:span></text:p>
        </text:list-item>
        <text:list-item>
          <text:p text:style-name="P146"><text:span text:style-name="T85">Sanford Friedental, “</text:span>Introduction to the SysML v2 Language Graphical Notation”, <text:span text:style-name="T85">Release: </text:span>2021-05-21</text:p>
        </text:list-item>
        <text:list-item>
          <text:p text:style-name="P146">Model Driven Solutions, Inc. “Introduction to the SysML v2 Language Textual Notation”, Release: 2021-05</text:p>
        </text:list-item>
      </text:list>
      <text:p text:style-name="P150"/>
      <text:p text:style-name="P150"><text:span text:style-name="T130">Henceforth, the test cases derived from this work will be referd to as “uSysML Test </text:span>C<text:span text:style-name="T102">ases”. </text:span>This document is a “living document” that is being developed and maintained by the uSysML team.</text:p>
      <text:p text:style-name="P5"/>
      <text:p text:style-name="P5"/>
      <text:p text:style-name="P154">uSysML Test Cases notation</text:p>
      <text:p text:style-name="P7"/>
      <text:p text:style-name="P9">uSysML Test Cases are organised in a loosely structured format that consists of the test case table and <text:span text:style-name="T133">discussion</text:span>. Each uSysML Test Case is associated with a unique number identifier that allows it to be referenced <text:span text:style-name="T129">later</text:span>. <text:span text:style-name="T104">A uSysML Test Case table consists of the following fields:</text:span></text:p>
      <text:p text:style-name="P10"/>
      <text:list xml:id="list211187459" text:style-name="L3">
        <text:list-item>
          <text:p text:style-name="P156"><text:span text:style-name="T3">Test Case ID   uSysML Test Case </text:span><text:span text:style-name="T4">number identifier</text:span></text:p>
        </text:list-item>
        <text:list-item>
          <text:p text:style-name="P149">Title   uSysML Test Case title</text:p>
        </text:list-item>
        <text:list-item>
          <text:p text:style-name="P149">Description   uSysML Test Case brief description</text:p>
        </text:list-item>
        <text:list-item>
          <text:p text:style-name="P149">SysMLv2 textual notation   SysML v2 textual notation that represents the Test Case</text:p>
        </text:list-item>
        <text:list-item>
          <text:p text:style-name="P149">Expected output   Expected output upon parsing the SysMLv2 textual notation</text:p>
        </text:list-item>
        <text:list-item>
          <text:p text:style-name="P149">Comments   Any comments, usually addressing the test case input or expected output</text:p>
        </text:list-item>
        <text:list-item>
          <text:p text:style-name="P149">Rules/constraints   Any clear rules or constraints that could be highlighted based on the input or expected output</text:p>
        </text:list-item>
      </text:list>
      <text:p text:style-name="P10"/>
      <text:p text:style-name="P14"><text:span text:style-name="T3">T</text:span><text:span text:style-name="T2">he SysMLv2 </text:span><text:span text:style-name="T3">textual notation </text:span><text:span text:style-name="T2">must be parseable by the parser compliant with the </text:span><text:span text:style-name="T3">SysMLv2 </text:span><text:span text:style-name="T2">specification (typically tested against the SysMLv2 Pilot Implementation).</text:span></text:p>
      <text:p text:style-name="P11"/>
      <text:p text:style-name="P25"><text:span text:style-name="T14">The notation </text:span><text:span text:style-name="T23">used</text:span><text:span text:style-name="T14"> in </text:span><text:span text:style-name="T23">the field </text:span><text:span text:style-name="T14">“Expected output”</text:span></text:p>
      <text:p text:style-name="P11"/>
      <text:p text:style-name="P14"><text:span text:style-name="T2">The </text:span><text:span text:style-name="T7">E</text:span><text:span text:style-name="T2">xpected output is not SysMLv2 textual notation, rather it employs a specific notation developed specifically for the purpose of </text:span><text:span text:style-name="T4">uSysML Test Cases. </text:span><text:span text:style-name="T7">T</text:span><text:span text:style-name="T2">his is </text:span><text:span text:style-name="T7">a </text:span><text:span text:style-name="T2">shorthand notation to specify namespaces </text:span><text:span text:style-name="T8">and possibly additional features of the parsed elements</text:span><text:span text:style-name="T2">. </text:span><text:span text:style-name="T8">Some examples</text:span><text:span text:style-name="T2">:</text:span></text:p>
      <text:p text:style-name="P11"/>
      <text:p text:style-name="P12">Example 1</text:p>
      <text:p text:style-name="P26"><text:span text:style-name="T107">Output shown</text:span><text:span text:style-name="T106">:</text:span></text:p>
      <text:p text:style-name="P28">Root.PackageVehicles.Vehicle</text:p>
      <text:p text:style-name="P13"/>
      <text:p text:style-name="P26"><text:span text:style-name="T35">Meaning</text:span><text:span text:style-name="T34">: </text:span><text:span text:style-name="T67">'</text:span><text:span text:style-name="T105">Vehicle</text:span><text:span text:style-name="T67">' is in the namespace of '</text:span><text:span text:style-name="T105">PackageVehicles</text:span><text:span text:style-name="T67">' which is in the namespace of '</text:span><text:span text:style-name="T105">Root</text:span><text:span text:style-name="T67">'.</text:span></text:p>
      <text:p text:style-name="P29"/>
      <text:p text:style-name="P27"><text:soft-page-break/><text:span text:style-name="T72">E</text:span><text:span text:style-name="T71">xample 2</text:span></text:p>
      <text:p text:style-name="P39"><text:span text:style-name="T74">Output shown</text:span><text:span text:style-name="T68">:</text:span></text:p>
      <text:p text:style-name="P42">Root.PackageVehicles.Vehicle [PartDef]</text:p>
      <text:p text:style-name="P42"/>
      <text:p text:style-name="P40"><text:span text:style-name="T62">Meaning</text:span><text:span text:style-name="T61">: </text:span><text:span text:style-name="T68">‘</text:span><text:span text:style-name="T67">Vehicle' is in the namespace of 'PackageVehicles' which is in the namespace of 'Root'. <text:s/>'Vehicle' </text:span><text:span text:style-name="T68">is PartDef (generated by the SysMLv2 command ‘part def’). </text:span><text:span text:style-name="T70">In SysMLv2 language </text:span><text:span text:style-name="T68">the element </text:span><text:span text:style-name="T69">C</text:span><text:span text:style-name="T68">assifier </text:span><text:span text:style-name="T70">of </text:span><text:span text:style-name="T67">'Vehicle' </text:span><text:span text:style-name="T68">is PartDef.</text:span></text:p>
      <text:p text:style-name="P44"/>
      <text:p text:style-name="P41"><text:span text:style-name="T73">E</text:span><text:span text:style-name="T71">xample 3</text:span></text:p>
      <text:p text:style-name="P39"><text:span text:style-name="T74">Output shown</text:span><text:span text:style-name="T68">:</text:span></text:p>
      <text:p text:style-name="P47">Root.PackageVehicles.vehicle [Part]</text:p>
      <text:p text:style-name="P43"><text:s text:c="4"/>type=Root.PackageVehicles.Vehicle</text:p>
      <text:p text:style-name="P30"/>
      <text:p text:style-name="P23"><text:span text:style-name="T60">Meaning</text:span><text:span text:style-name="T66">:</text:span></text:p>
      <text:list xml:id="list2818947609" text:style-name="L4">
        <text:list-item>
          <text:p text:style-name="P159">‘vehicle’ is in the namespace of ‘PackageVehicles’ which is in the namspace of ‘Root’</text:p>
        </text:list-item>
        <text:list-item>
          <text:p text:style-name="P159">‘vehicle’ is Part of the type ‘Root.PackageVehicles.Vehicle’</text:p>
        </text:list-item>
      </text:list>
      <text:p text:style-name="P31"/>
      <text:p text:style-name="P32"><text:span text:style-name="T15">Test Case #0001:</text:span><text:span text:style-name="T16"> </text:span><text:span text:style-name="T17">Fully qualified element names </text:span><text:span text:style-name="T16">(FQEN)</text:span>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8">Test <text:span text:style-name="T104">C</text:span>ase <text:span text:style-name="T104">ID</text:span></text:p>
          </table:table-cell>
          <table:table-cell table:style-name="Table1.B1" office:value-type="string">
            <text:p text:style-name="P88"><text:span text:style-name="T49">#</text:span>0001</text:p>
          </table:table-cell>
        </table:table-row>
        <table:table-row>
          <table:table-cell table:style-name="Table1.A2" office:value-type="string">
            <text:p text:style-name="P88">Title</text:p>
          </table:table-cell>
          <table:table-cell table:style-name="Table1.B2" office:value-type="string">
            <text:p text:style-name="P88">Fully qualified element names <text:span text:style-name="T101">(FQEN)</text:span></text:p>
          </table:table-cell>
        </table:table-row>
        <table:table-row>
          <table:table-cell table:style-name="Table1.A2" office:value-type="string">
            <text:p text:style-name="P88">Description</text:p>
          </table:table-cell>
          <table:table-cell table:style-name="Table1.B2" office:value-type="string">
            <text:p text:style-name="P88"><text:span text:style-name="T103">Parsing a</text:span> *.sysml file will generate <text:span text:style-name="T1">a FQEN </text:span>for each element, starting with “Root”</text:p>
          </table:table-cell>
        </table:table-row>
        <table:table-row>
          <table:table-cell table:style-name="Table1.A2" office:value-type="string">
            <text:p text:style-name="P96"><text:span text:style-name="T43">SysMLv2</text:span> textual notation</text:p>
          </table:table-cell>
          <table:table-cell table:style-name="Table1.B2" office:value-type="string">
            <text:p text:style-name="P80">package PackageVehicles {</text:p>
            <text:p text:style-name="P80"/>
            <text:p text:style-name="P80"><text:s text:c="4"/>part def Vehicle;</text:p>
            <text:p text:style-name="P80"><text:s text:c="4"/>part def Wheel;</text:p>
            <text:p text:style-name="P80"/>
            <text:p text:style-name="P80"><text:s text:c="4"/>part vehicle:Vehicle {</text:p>
            <text:p text:style-name="P80"><text:s text:c="8"/>part w:Wheel;</text:p>
            <text:p text:style-name="P80"><text:s text:c="4"/>}</text:p>
            <text:p text:style-name="P80">}</text:p>
          </table:table-cell>
        </table:table-row>
        <table:table-row>
          <table:table-cell table:style-name="Table1.A2" office:value-type="string">
            <text:p text:style-name="P88">Expected output</text:p>
          </table:table-cell>
          <table:table-cell table:style-name="Table1.B2" office:value-type="string">
            <text:p text:style-name="P73">Root.PackageVehicles [Package]</text:p>
            <text:p text:style-name="P73"><text:s/>Root.PackageVehicles.Vehicle [PartDef]</text:p>
            <text:p text:style-name="P73"><text:s/>Root.PackageVehicles.Wheel [PartDef]</text:p>
            <text:p text:style-name="P73"><text:s/>Root.PackageVehicles.vehicle [Part]</text:p>
            <text:p text:style-name="P73"><text:s text:c="4"/>type=Root.PackageVehicles.Vehicle</text:p>
            <text:p text:style-name="P73"><text:s text:c="2"/>Root.PackageVehicles.vehicle.w [Part]</text:p>
            <text:p text:style-name="P73"><text:s text:c="6"/>type=Root.PackageVehicles.Wheel</text:p>
          </table:table-cell>
        </table:table-row>
        <table:table-row table:style-name="Table1.6">
          <table:table-cell table:style-name="Table1.A2" office:value-type="string">
            <text:p text:style-name="P110">Rules/<text:span text:style-name="T45">constraints</text:span></text:p>
          </table:table-cell>
          <table:table-cell table:style-name="Table1.B2" office:value-type="string">
            <text:list xml:id="list46524674" text:style-name="L5">
              <text:list-item>
                <text:p text:style-name="P160">A *.sysml file defines the name space for the elements it contains. <text:span text:style-name="T48">The top level name space bounded by the file is assigned to the element “Root”</text:span></text:p>
              </text:list-item>
              <text:list-item>
                <text:p text:style-name="P162"><text:span text:style-name="T131">Each </text:span>curly braces segment defines a name space</text:p>
              </text:list-item>
              <text:list-item>
                <text:p text:style-name="P163"><text:span text:style-name="T133">Within a *.sysml file e</text:span>ach FQ<text:span text:style-name="T101">E</text:span>N must be uniqe</text:p>
              </text:list-item>
            </text:list>
          </table:table-cell>
        </table:table-row>
        <table:table-row table:style-name="Table1.6">
          <table:table-cell table:style-name="Table1.A2" office:value-type="string">
            <text:p text:style-name="P175"><text:span text:style-name="T44">C</text:span>omments</text:p>
          </table:table-cell>
          <table:table-cell table:style-name="Table1.B2" office:value-type="string">
            <text:p text:style-name="P165"/>
          </table:table-cell>
        </table:table-row>
      </table:table>
      <text:p text:style-name="P50"/>
      <text:p text:style-name="P135"><text:span text:style-name="T89">Discussion</text:span></text:p>
      <text:p text:style-name="P141">This Test Case focuses on the requirement for uniqueness of each FQENs within a sysml file. The following example should generate an error:</text:p>
      <text:p text:style-name="P141"/>
      <text:p text:style-name="P166">package PackageVehicles {</text:p>
      <text:p text:style-name="P166"/>
      <text:p text:style-name="P166"><text:s text:c="4"/>part def Vehicle;</text:p>
      <text:p text:style-name="P168"><text:s text:c="4"/>part def Wheel;</text:p>
      <text:p text:style-name="P168"><text:s text:c="4"/><text:span text:style-name="T134">part Wheel;</text:span></text:p>
      <text:p text:style-name="P166"/>
      <text:p text:style-name="P166"><text:s text:c="4"/>part vehicle:Vehicle {</text:p>
      <text:p text:style-name="P166"><text:s text:c="8"/>part w:Wheel;</text:p>
      <text:p text:style-name="P166"><text:s text:c="4"/>}</text:p>
      <text:p text:style-name="P166">}</text:p>
      <text:p text:style-name="P141"/>
      <text:p text:style-name="P141">because in this case both ‘part def Wheel’ and ‘part Wheel’ have the same FQEN ‘PackageVehicles.Wheel’ <text:span text:style-name="T136">(</text:span>even though the two elements are associated with different classifiers, PartDef and Part, <text:span text:style-name="T135">respectively</text:span>).</text:p>
      <text:p text:style-name="P141"/>
      <text:p text:style-name="P158"><text:soft-page-break/><text:span text:style-name="T29">Test Case #000</text:span><text:span text:style-name="T30">2</text:span><text:span text:style-name="T29">:</text:span><text:span text:style-name="T31"> </text:span><text:span text:style-name="T32">Fully qualified element names </text:span><text:span text:style-name="T31">(FQEN) </text:span><text:span text:style-name="T33">(variant)</text:span></text:p>
      <text:p text:style-name="P16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9">Test <text:span text:style-name="T104">C</text:span>ase <text:span text:style-name="T104">ID</text:span></text:p>
          </table:table-cell>
          <table:table-cell table:style-name="Table2.B1" office:value-type="string">
            <text:p text:style-name="P89"><text:span text:style-name="T49">#</text:span>000<text:span text:style-name="T47">2</text:span></text:p>
          </table:table-cell>
        </table:table-row>
        <table:table-row>
          <table:table-cell table:style-name="Table2.A2" office:value-type="string">
            <text:p text:style-name="P89">Title</text:p>
          </table:table-cell>
          <table:table-cell table:style-name="Table2.B2" office:value-type="string">
            <text:p text:style-name="P89">Fully qualified element names <text:span text:style-name="T47">(an extension of #0001)</text:span></text:p>
          </table:table-cell>
        </table:table-row>
        <table:table-row>
          <table:table-cell table:style-name="Table2.A2" office:value-type="string">
            <text:p text:style-name="P89">Description</text:p>
          </table:table-cell>
          <table:table-cell table:style-name="Table2.B2" office:value-type="string">
            <text:p text:style-name="P89"><text:span text:style-name="T131">Parsing of the</text:span> *.sysml file will generate <text:span text:style-name="T1">a FQEN </text:span>for each element, starting with “Root”</text:p>
          </table:table-cell>
        </table:table-row>
        <table:table-row>
          <table:table-cell table:style-name="Table2.A2" office:value-type="string">
            <text:p text:style-name="P97"><text:span text:style-name="T43">SysMLv2</text:span> textual notation</text:p>
          </table:table-cell>
          <table:table-cell table:style-name="Table2.B2" office:value-type="string">
            <text:p text:style-name="P81">package PackageVehicles {</text:p>
            <text:p text:style-name="P81"><text:s text:c="2"/></text:p>
            <text:p text:style-name="P81"><text:s text:c="4"/>part def Vehicle;</text:p>
            <text:p text:style-name="P81"><text:s text:c="4"/>part def Wheel;</text:p>
            <text:p text:style-name="P81"/>
            <text:p text:style-name="P81"><text:s text:c="4"/>part vehicle:Vehicle {</text:p>
            <text:p text:style-name="P81"><text:s text:c="8"/>part w:Wheel;</text:p>
            <text:p text:style-name="P81"><text:s text:c="4"/>}</text:p>
            <text:p text:style-name="P81">}</text:p>
            <text:p text:style-name="P81"/>
            <text:p text:style-name="P81">package PackageStations {</text:p>
            <text:p text:style-name="P81"><text:s text:c="4"/>part def VehicleStation;</text:p>
            <text:p text:style-name="P81">}</text:p>
          </table:table-cell>
        </table:table-row>
        <table:table-row>
          <table:table-cell table:style-name="Table2.A2" office:value-type="string">
            <text:p text:style-name="P89">Expected output</text:p>
          </table:table-cell>
          <table:table-cell table:style-name="Table2.B2" office:value-type="string">
            <text:p text:style-name="P74">Root.PackageVehicles [Package]</text:p>
            <text:p text:style-name="P74"><text:s/>Root.PackageVehicles.Vehicle [PartDef]</text:p>
            <text:p text:style-name="P74"><text:s/>Root.PackageVehicles.Wheel [PartDef]</text:p>
            <text:p text:style-name="P74"><text:s/>Root.PackageVehicles.vehicle [Part]</text:p>
            <text:p text:style-name="P74"><text:s text:c="4"/>type=Root.PackageVehicles.Vehicle</text:p>
            <text:p text:style-name="P74"><text:s text:c="2"/>Root.PackageVehicles.vehicle.w [Part]</text:p>
            <text:p text:style-name="P74"><text:s text:c="6"/>type=Root.PackageVehicles.Wheel</text:p>
            <text:p text:style-name="P74">Root.PackageStations [Package]</text:p>
            <text:p text:style-name="P74"><text:s/>Root.PackageStations.VehicleStation [PartDef]</text:p>
          </table:table-cell>
        </table:table-row>
        <table:table-row table:style-name="Table2.6">
          <table:table-cell table:style-name="Table2.A2" office:value-type="string">
            <text:p text:style-name="P111">Rules/<text:span text:style-name="T45">constraints</text:span></text:p>
          </table:table-cell>
          <table:table-cell table:style-name="Table2.B2" office:value-type="string">
            <text:list xml:id="list3459658091" text:style-name="L6">
              <text:list-item>
                <text:p text:style-name="P161">A *.sysml file defines the name space for the elements it contains. <text:span text:style-name="T48">The top level name space bounded by the file is assigned to the element “Root”</text:span></text:p>
              </text:list-item>
              <text:list-item>
                <text:p text:style-name="P164">Any valid element can be nested under the “Root” element (<text:span text:style-name="T93">in this example there are </text:span>two <text:span text:style-name="T93">P</text:span>ackage elements)</text:p>
              </text:list-item>
            </text:list>
          </table:table-cell>
        </table:table-row>
      </table:table>
      <text:p text:style-name="P61"/>
      <text:p text:style-name="P142">Discussion</text:p>
      <text:p text:style-name="P137"><text:span text:style-name="T46">A potential issue arises when multiple *.sysml files are processed</text:span>.</text:p>
      <text:p text:style-name="P137">Let’s assume two files, “Vehicles1.sysml” and “Vehicles2.sysml with the following content: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43">file Vehicles1.sysml</text:p>
          </table:table-cell>
          <table:table-cell table:style-name="Table10.B1" office:value-type="string">
            <text:p text:style-name="P143">file Vehicles<text:span text:style-name="T136">2</text:span>.sysml</text:p>
          </table:table-cell>
        </table:table-row>
        <table:table-row>
          <table:table-cell table:style-name="Table10.A2" office:value-type="string">
            <text:p text:style-name="P167">part def Vehicle;</text:p>
            <text:p text:style-name="P167">part def Wheel;</text:p>
          </table:table-cell>
          <table:table-cell table:style-name="Table10.B2" office:value-type="string">
            <text:p text:style-name="P167">part def Vehicle;</text:p>
            <text:p text:style-name="P167"/>
          </table:table-cell>
        </table:table-row>
      </table:table>
      <text:p text:style-name="P136"/>
      <text:p text:style-name="P136">Let’s assume <text:span text:style-name="T136">a</text:span> SysMLv2 processor ‘sysmlv2’, then processing the first file <text:span text:style-name="T136">results in</text:span>:</text:p>
      <text:p text:style-name="P144">$ sysmlv2 Vehicles1.sysml</text:p>
      <text:p text:style-name="P169">Root.<text:span text:style-name="T135">Vehicle [PartDef]</text:span></text:p>
      <text:p text:style-name="P169">Root.<text:span text:style-name="T135">Wheel [PartDef]</text:span></text:p>
      <text:p text:style-name="P172"/>
      <text:p text:style-name="P132"><text:soft-page-break/></text:p>
      <text:p text:style-name="P132"><text:span text:style-name="T136">P</text:span>rocessing the second file <text:span text:style-name="T136">results in:</text:span></text:p>
      <text:p text:style-name="P132"/>
      <text:p text:style-name="P144">$ sysmlv2 Vehicles2.sysml</text:p>
      <text:p text:style-name="P169">Root.<text:span text:style-name="T135">Vehicle [PartDef]</text:span></text:p>
      <text:p text:style-name="P173"/>
      <text:p text:style-name="P173"/>
      <text:p text:style-name="P138">The issue arises when the two files are processed together:</text:p>
      <text:p text:style-name="P145">$ <text:span text:style-name="T139">sysmlv2 Vehicles</text:span><text:span text:style-name="T111">1</text:span><text:span text:style-name="T139">.sysml Vehicles2.sysml</text:span></text:p>
      <text:p text:style-name="P138"/>
      <text:p text:style-name="P138">i.e. the FQENs for the element <text:span text:style-name="T144">‘</text:span><text:span text:style-name="T83">Root.</text:span><text:span text:style-name="T84">Vehicle [PartDef]’</text:span><text:span text:style-name="T64"> </text:span><text:span text:style-name="T63">will generate a name clash.</text:span></text:p>
      <text:p text:style-name="P139"/>
      <text:p text:style-name="P33"><text:span text:style-name="T15">Test Case #000</text:span><text:span text:style-name="T18">3</text:span><text:span text:style-name="T15">: </text:span><text:span text:style-name="T19">Element </text:span><text:span text:style-name="T20">C</text:span><text:span text:style-name="T19">lassifiers</text:span></text:p>
      <text:p text:style-name="P17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90">Test <text:span text:style-name="T104">C</text:span>ase <text:span text:style-name="T104">ID</text:span></text:p>
          </table:table-cell>
          <table:table-cell table:style-name="Table3.B1" office:value-type="string">
            <text:p text:style-name="P90"><text:span text:style-name="T49">#</text:span>000<text:span text:style-name="T50">3</text:span></text:p>
          </table:table-cell>
        </table:table-row>
        <table:table-row>
          <table:table-cell table:style-name="Table3.A2" office:value-type="string">
            <text:p text:style-name="P90">Title</text:p>
          </table:table-cell>
          <table:table-cell table:style-name="Table3.B2" office:value-type="string">
            <text:p text:style-name="P118">Element <text:span text:style-name="T91">C</text:span>lassifiers</text:p>
          </table:table-cell>
        </table:table-row>
        <table:table-row>
          <table:table-cell table:style-name="Table3.A2" office:value-type="string">
            <text:p text:style-name="P90">Description</text:p>
          </table:table-cell>
          <table:table-cell table:style-name="Table3.B2" office:value-type="string">
            <text:p text:style-name="P119"><text:span text:style-name="T51">Every </text:span>element <text:span text:style-name="T51">is associated with a Classifier</text:span></text:p>
          </table:table-cell>
        </table:table-row>
        <table:table-row>
          <table:table-cell table:style-name="Table3.A2" office:value-type="string">
            <text:p text:style-name="P98"><text:span text:style-name="T43">SysMLv2</text:span> textual notation</text:p>
          </table:table-cell>
          <table:table-cell table:style-name="Table3.B2" office:value-type="string">
            <text:p text:style-name="P82">package PackageVehicles {</text:p>
            <text:p text:style-name="P82"><text:s text:c="2"/></text:p>
            <text:p text:style-name="P82"><text:s text:c="4"/>part def Vehicle;</text:p>
            <text:p text:style-name="P82"><text:s text:c="4"/>part def Wheel;</text:p>
            <text:p text:style-name="P82"/>
            <text:p text:style-name="P82"><text:s text:c="4"/>part vehicle:Vehicle {</text:p>
            <text:p text:style-name="P82"><text:s text:c="8"/>part w:Wheel;</text:p>
            <text:p text:style-name="P82"><text:s text:c="4"/>}</text:p>
            <text:p text:style-name="P82">}</text:p>
            <text:p text:style-name="P82"/>
            <text:p text:style-name="P82">package PackageStations {</text:p>
            <text:p text:style-name="P82"><text:s text:c="4"/>part def VehicleStation;</text:p>
            <text:p text:style-name="P82">}</text:p>
          </table:table-cell>
        </table:table-row>
        <table:table-row>
          <table:table-cell table:style-name="Table3.A2" office:value-type="string">
            <text:p text:style-name="P90">Expected output</text:p>
          </table:table-cell>
          <table:table-cell table:style-name="Table3.B2" office:value-type="string">
            <text:p text:style-name="P75">Root.PackageVehicles [Package]</text:p>
            <text:p text:style-name="P75"><text:s/>Root.PackageVehicles.Vehicle [PartDef]</text:p>
            <text:p text:style-name="P75"><text:s/>Root.PackageVehicles.Wheel [PartDef]</text:p>
            <text:p text:style-name="P75"><text:s/>Root.PackageVehicles.vehicle [Part]</text:p>
            <text:p text:style-name="P75"><text:s text:c="4"/>type=Root.PackageVehicles.Vehicle</text:p>
            <text:p text:style-name="P75"><text:s text:c="2"/>Root.PackageVehicles.vehicle.w [Part]</text:p>
            <text:p text:style-name="P75"><text:s text:c="6"/>type=Root.PackageVehicles.Wheel</text:p>
            <text:p text:style-name="P75">Root.PackageStations [Package]</text:p>
            <text:p text:style-name="P75"><text:s/>Root.PackageStations.VehicleStation [PartDef]</text:p>
          </table:table-cell>
        </table:table-row>
        <table:table-row table:style-name="Table3.6">
          <table:table-cell table:style-name="Table3.A2" office:value-type="string">
            <text:p text:style-name="P104"><text:span text:style-name="T44">C</text:span>omments</text:p>
          </table:table-cell>
          <table:table-cell table:style-name="Table3.B2" office:value-type="string">
            <text:list xml:id="list1406869482" text:style-name="L7">
              <text:list-item>
                <text:p text:style-name="P134">In output above the element <text:span text:style-name="T91">C</text:span>assifiers are shown in square brackets (Package, PartDef, and Part<text:span text:style-name="T90">)</text:span></text:p>
              </text:list-item>
              <text:list-item>
                <text:p text:style-name="P134"><text:span text:style-name="T90">The following development in notation is adoped: i</text:span>nstead of saying <text:span text:style-name="T87">the </text:span><text:span text:style-name="T86">element ‘Root.PackageVehicles’ is associated with a </text:span><text:span text:style-name="T88">C</text:span><text:span text:style-name="T86">lassifer “Package’</text:span>, <text:span text:style-name="T51">it can be said </text:span><text:span text:style-name="T87">the element ‘Root.PackageVehicles’ is ‘Package’</text:span></text:p>
              </text:list-item>
            </text:list>
          </table:table-cell>
        </table:table-row>
        <table:table-row table:style-name="Table3.6">
          <table:table-cell table:style-name="Table3.A2" office:value-type="string">
            <text:p text:style-name="P112">Rules/constraints</text:p>
          </table:table-cell>
          <table:table-cell table:style-name="Table3.B2" office:value-type="string">
            <text:p text:style-name="P65">Every element is associated with a <text:span text:style-name="T91">C</text:span>lassifier</text:p>
          </table:table-cell>
        </table:table-row>
      </table:table>
      <text:p text:style-name="P51"/>
      <text:p text:style-name="P51"/>
      <text:p text:style-name="P34"><text:span text:style-name="T15">Test Case #000</text:span><text:span text:style-name="T20">4</text:span><text:span text:style-name="T15">: ‘</text:span><text:span text:style-name="T20">Part’ element type</text:span></text:p>
      <text:p text:style-name="P18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91">Test <text:span text:style-name="T104">C</text:span>ase <text:span text:style-name="T104">ID</text:span></text:p>
          </table:table-cell>
          <table:table-cell table:style-name="Table4.B1" office:value-type="string">
            <text:p text:style-name="P91"><text:span text:style-name="T49">#</text:span>000<text:span text:style-name="T91">4</text:span></text:p>
          </table:table-cell>
        </table:table-row>
        <table:table-row>
          <table:table-cell table:style-name="Table4.A2" office:value-type="string">
            <text:p text:style-name="P91">Title</text:p>
          </table:table-cell>
          <table:table-cell table:style-name="Table4.B2" office:value-type="string">
            <text:p text:style-name="P120">‘Part’ element type</text:p>
          </table:table-cell>
        </table:table-row>
        <table:table-row>
          <table:table-cell table:style-name="Table4.A2" office:value-type="string">
            <text:p text:style-name="P91">Description</text:p>
          </table:table-cell>
          <table:table-cell table:style-name="Table4.B2" office:value-type="string">
            <text:p text:style-name="P120"><text:span text:style-name="T100">A ‘</text:span>Part’ element may have type</text:p>
          </table:table-cell>
        </table:table-row>
        <table:table-row>
          <table:table-cell table:style-name="Table4.A2" office:value-type="string">
            <text:p text:style-name="P99"><text:span text:style-name="T43">SysMLv2</text:span> textual notation</text:p>
          </table:table-cell>
          <table:table-cell table:style-name="Table4.B2" office:value-type="string">
            <text:p text:style-name="P83">package PackageVehicles {</text:p>
            <text:p text:style-name="P83"/>
            <text:p text:style-name="P83"><text:s text:c="4"/>part def Vehicle;</text:p>
            <text:p text:style-name="P83"><text:s text:c="4"/>part def Wheel;</text:p>
            <text:p text:style-name="P83"/>
            <text:p text:style-name="P83"><text:s text:c="4"/>part vehicle:Vehicle {</text:p>
            <text:p text:style-name="P83"><text:s text:c="8"/>part c;</text:p>
            <text:p text:style-name="P83"><text:s text:c="8"/>part w:Wheel;</text:p>
            <text:p text:style-name="P83"><text:s text:c="4"/>}</text:p>
            <text:p text:style-name="P83">}</text:p>
          </table:table-cell>
        </table:table-row>
        <table:table-row>
          <table:table-cell table:style-name="Table4.A2" office:value-type="string">
            <text:p text:style-name="P91">Expected output</text:p>
          </table:table-cell>
          <table:table-cell table:style-name="Table4.B2" office:value-type="string">
            <text:p text:style-name="P76">Root.PackageVehicles [Package]</text:p>
            <text:p text:style-name="P76"><text:s/>Root.PackageVehicles.Vehicle [PartDef]</text:p>
            <text:p text:style-name="P76"><text:s/>Root.PackageVehicles.Wheel [PartDef]</text:p>
            <text:p text:style-name="P76"><text:s/>Root.PackageVehicles.vehicle [Part]</text:p>
            <text:p text:style-name="P76"><text:s text:c="4"/>type=Root.PackageVehicles.Vehicle</text:p>
            <text:p text:style-name="P76"><text:s text:c="2"/>Root.PackageVehicles.vehicle.c [Part]</text:p>
            <text:p text:style-name="P76"><text:s text:c="6"/>type=None</text:p>
            <text:p text:style-name="P76"><text:s text:c="2"/>Root.PackageVehicles.vehicle.w [Part]</text:p>
            <text:p text:style-name="P76"><text:s text:c="6"/>type=Root.PackageVehicles.Wheel</text:p>
          </table:table-cell>
        </table:table-row>
        <table:table-row table:style-name="Table4.6">
          <table:table-cell table:style-name="Table4.A2" office:value-type="string">
            <text:p text:style-name="P105"><text:span text:style-name="T44">C</text:span>omments</text:p>
          </table:table-cell>
          <table:table-cell table:style-name="Table4.B2" office:value-type="string">
            <text:p text:style-name="P57"><text:span text:style-name="T126">In the expected outpout t</text:span>ype<text:span text:style-name="T92">s</text:span> of ‘<text:span text:style-name="T92">P</text:span>art’ <text:span text:style-name="T92">elements are shown explicitely with “type= ...”. In the above example Part ‘c’ doesn’t have a type specified, while Part ‘w’ is of type ‘Wheel’, which itself is ‘PartDef.’</text:span></text:p>
          </table:table-cell>
        </table:table-row>
        <table:table-row table:style-name="Table4.6">
          <table:table-cell table:style-name="Table4.A2" office:value-type="string">
            <text:p text:style-name="P113">Rules/constraints</text:p>
          </table:table-cell>
          <table:table-cell table:style-name="Table4.B2" office:value-type="string">
            <text:list xml:id="list602116522" text:style-name="L8">
              <text:list-item>
                <text:p text:style-name="P170"><text:span text:style-name="T53">‘Part’ elements may </text:span><text:span text:style-name="T54">optionally </text:span><text:span text:style-name="T53">have type </text:span><text:span text:style-name="T55">specified</text:span></text:p>
              </text:list-item>
              <text:list-item>
                <text:p text:style-name="P171"><text:span text:style-name="T53">I</text:span><text:span text:style-name="T52">f ‘Part’ </text:span><text:span text:style-name="T58">element </text:span><text:span text:style-name="T52">has type </text:span><text:span text:style-name="T55">specified</text:span><text:span text:style-name="T52">, the type must be an existing ‘PartDef’ element</text:span></text:p>
              </text:list-item>
            </text:list>
          </table:table-cell>
        </table:table-row>
      </table:table>
      <text:p text:style-name="P52"/>
      <text:p text:style-name="P52"/>
      <text:p text:style-name="P35"><text:span text:style-name="T15">Test Case #000</text:span><text:span text:style-name="T21">5</text:span><text:span text:style-name="T15">: ‘</text:span><text:span text:style-name="T20">Part’ element </text:span><text:span text:style-name="T22">syntactical</text:span><text:span text:style-name="T20"> </text:span><text:span text:style-name="T21">forms</text:span></text:p>
      <text:p text:style-name="P19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92">Test <text:span text:style-name="T104">C</text:span>ase <text:span text:style-name="T104">ID</text:span></text:p>
          </table:table-cell>
          <table:table-cell table:style-name="Table5.B1" office:value-type="string">
            <text:p text:style-name="P92"><text:span text:style-name="T49">#</text:span>000<text:span text:style-name="T94">5</text:span></text:p>
          </table:table-cell>
        </table:table-row>
        <table:table-row>
          <table:table-cell table:style-name="Table5.A2" office:value-type="string">
            <text:p text:style-name="P92">Title</text:p>
          </table:table-cell>
          <table:table-cell table:style-name="Table5.B2" office:value-type="string">
            <text:p text:style-name="P121">‘Part’ element <text:span text:style-name="T97">syntactical forms</text:span></text:p>
          </table:table-cell>
        </table:table-row>
        <table:table-row>
          <table:table-cell table:style-name="Table5.A2" office:value-type="string">
            <text:p text:style-name="P92">Description</text:p>
          </table:table-cell>
          <table:table-cell table:style-name="Table5.B2" office:value-type="string">
            <text:p text:style-name="P122"><text:span text:style-name="T94">Syntactically, ‘P</text:span>art’ element <text:span text:style-name="T94">may appear in several different forms</text:span></text:p>
          </table:table-cell>
        </table:table-row>
        <table:table-row>
          <table:table-cell table:style-name="Table5.A2" office:value-type="string">
            <text:p text:style-name="P100"><text:span text:style-name="T43">SysMLv2</text:span> textual notation</text:p>
          </table:table-cell>
          <table:table-cell table:style-name="Table5.B2" office:value-type="string">
            <text:p text:style-name="P84">package PackageVehicles {</text:p>
            <text:p text:style-name="P84"/>
            <text:p text:style-name="P84"><text:s text:c="4"/>part def Vehicle;</text:p>
            <text:p text:style-name="P84"><text:s text:c="4"/>part def Wheel;</text:p>
            <text:p text:style-name="P84"><text:s text:c="4"/>part def WheelAxle;</text:p>
            <text:p text:style-name="P84"/>
            <text:p text:style-name="P84"><text:s text:c="4"/>part test_vehicle:Vehicle;</text:p>
            <text:p text:style-name="P84"/>
            <text:p text:style-name="P84"><text:s text:c="4"/>part vehicle:Vehicle {</text:p>
            <text:p text:style-name="P84"><text:s text:c="8"/>part a:WheelAxle[2];</text:p>
            <text:p text:style-name="P84"><text:s text:c="8"/>part w:Wheel[4] {</text:p>
            <text:p text:style-name="P84"><text:s text:c="12"/>part def LugBolt;</text:p>
            <text:p text:style-name="P84"><text:s text:c="8"/>}</text:p>
            <text:p text:style-name="P84"><text:s text:c="4"/>}</text:p>
            <text:p text:style-name="P84">}</text:p>
            <text:p text:style-name="P84"/>
            <text:p text:style-name="P84">package SupportComponents {</text:p>
            <text:p text:style-name="P84"/>
            <text:p text:style-name="P84"><text:s text:c="4"/>part parking_space;</text:p>
            <text:p text:style-name="P84"><text:s text:c="4"/>part vehicle_shed[4];</text:p>
            <text:p text:style-name="P84"/>
            <text:p text:style-name="P84"><text:s text:c="4"/>part repair_shop[2] {</text:p>
            <text:p text:style-name="P84"><text:s text:c="8"/>part def VehicleLift;</text:p>
            <text:p text:style-name="P84"><text:s text:c="4"/>}</text:p>
            <text:p text:style-name="P84">}</text:p>
          </table:table-cell>
        </table:table-row>
        <table:table-row>
          <table:table-cell table:style-name="Table5.A2" office:value-type="string">
            <text:p text:style-name="P92">Expected output</text:p>
          </table:table-cell>
          <table:table-cell table:style-name="Table5.B2" office:value-type="string">
            <text:p text:style-name="P72">Root.PackageVehicles [Package]</text:p>
            <text:p text:style-name="P72"><text:s/>Root.PackageVehicles.Vehicle [PartDef]</text:p>
            <text:p text:style-name="P72"><text:s/>Root.PackageVehicles.Wheel [PartDef]</text:p>
            <text:p text:style-name="P72"><text:s/>Root.PackageVehicles.WheelAxle [PartDef]</text:p>
            <text:p text:style-name="P72"><text:s/>Root.PackageVehicles.test_vehicle [Part]</text:p>
            <text:p text:style-name="P72"><text:s text:c="4"/>type=Root.PackageVehicles.Vehicle</text:p>
            <text:p text:style-name="P72"><text:s/>Root.PackageVehicles.vehicle [Part]</text:p>
            <text:p text:style-name="P72"><text:s text:c="4"/>type=Root.PackageVehicles.Vehicle</text:p>
            <text:p text:style-name="P72"><text:s text:c="2"/>Root.PackageVehicles.vehicle.a [Part]</text:p>
            <text:p text:style-name="P72"><text:s text:c="6"/>multiplicity=2</text:p>
            <text:p text:style-name="P72"><text:s text:c="6"/>type=Root.PackageVehicles.WheelAxle</text:p>
            <text:p text:style-name="P72"><text:s text:c="2"/>Root.PackageVehicles.vehicle.w [Part]</text:p>
            <text:p text:style-name="P72"><text:s text:c="6"/>multiplicity=4</text:p>
            <text:p text:style-name="P72"><text:s text:c="6"/>type=Root.PackageVehicles.Wheel</text:p>
            <text:p text:style-name="P72"><text:s text:c="3"/>Root.PackageVehicles.vehicle.w.LugBolt [PartDef]</text:p>
            <text:p text:style-name="P72">Root.SupportComponents [Package]</text:p>
            <text:p text:style-name="P72"><text:s/>Root.SupportComponents.parking_space [Part]</text:p>
            <text:p text:style-name="P72"><text:s text:c="4"/>type=None</text:p>
            <text:p text:style-name="P72"><text:s/>Root.SupportComponents.vehicle_shed [Part]</text:p>
            <text:p text:style-name="P72"><text:s text:c="4"/>multiplicity=4</text:p>
            <text:p text:style-name="P72"><text:s text:c="4"/>type=None</text:p>
            <text:p text:style-name="P72"><text:s/>Root.SupportComponents.repair_shop [Part]</text:p>
            <text:p text:style-name="P72"><text:s text:c="4"/>multiplicity=2</text:p>
            <text:p text:style-name="P72"><text:s text:c="4"/>type=None</text:p>
            <text:p text:style-name="P64"><text:s text:c="2"/>Root.SupportComponents.repair_shop.VehicleLift [PartDef]</text:p>
          </table:table-cell>
        </table:table-row>
        <text:soft-page-break/>
        <table:table-row table:style-name="Table5.6">
          <table:table-cell table:style-name="Table5.A2" office:value-type="string">
            <text:p text:style-name="P106"><text:span text:style-name="T44">C</text:span>omments</text:p>
          </table:table-cell>
          <table:table-cell table:style-name="Table5.B2" office:value-type="string">
            <text:p text:style-name="P58"><text:span text:style-name="T98">Several</text:span> syntactical forms <text:span text:style-name="T98">of</text:span> Part element <text:span text:style-name="T98">a</text:span>re illustrated in the above example:</text:p>
            <text:list xml:id="list720415437" text:style-name="L9">
              <text:list-item>
                <text:p text:style-name="P130"><text:span text:style-name="T111">part parking_space;</text:span> — Part without multiplicity, without body, and <text:span text:style-name="T95">without</text:span> type specified</text:p>
              </text:list-item>
              <text:list-item>
                <text:p text:style-name="P130"><text:span text:style-name="T111">part vehicle_shed[4];</text:span> — Part with multiplicity, without body, and <text:span text:style-name="T95">without</text:span> type specified</text:p>
              </text:list-item>
              <text:list-item>
                <text:p text:style-name="P130"><text:span text:style-name="T111">part repair_shop[2] { ... }</text:span> — Part with multiplicity, with body, and <text:span text:style-name="T95">without</text:span> type specified</text:p>
              </text:list-item>
              <text:list-item>
                <text:p text:style-name="P130"><text:span text:style-name="T111">part test_vehicle:Vehicle;</text:span> — Part without multiplicity, without body, and type specified</text:p>
              </text:list-item>
              <text:list-item>
                <text:p text:style-name="P130"><text:span text:style-name="T111">part vehicle:Vehicle { ... }</text:span> — Part with<text:span text:style-name="T99">out multiplicity</text:span>, with body, <text:span text:style-name="T99">and with type specified</text:span></text:p>
              </text:list-item>
              <text:list-item>
                <text:p text:style-name="P131"><text:span text:style-name="T111">part a:WheelAxle[2];</text:span> — Part <text:span text:style-name="T96">with multiplicity, without body, and with type specified</text:span></text:p>
              </text:list-item>
              <text:list-item>
                <text:p text:style-name="P131"><text:span text:style-name="T111">part w:Wheel[4] { ... }</text:span> — Part with multiplicity, with body<text:span text:style-name="T95">, and with type specified</text:span></text:p>
              </text:list-item>
            </text:list>
            <text:p text:style-name="P45"/>
            <text:p text:style-name="P46">When a ‘Part’ element has <text:span text:style-name="T99">a </text:span>specified type, the type must be a defined ‘PartDef’ element as per Test Case #0004.</text:p>
          </table:table-cell>
        </table:table-row>
        <table:table-row table:style-name="Table5.6">
          <table:table-cell table:style-name="Table5.A2" office:value-type="string">
            <text:p text:style-name="P114">Rules/constraints</text:p>
          </table:table-cell>
          <table:table-cell table:style-name="Table5.B2" office:value-type="string">
            <text:p text:style-name="P129"><text:span text:style-name="T56">An implementation </text:span><text:span text:style-name="T59">of</text:span><text:span text:style-name="T57"> ‘part’ and ‘part def’ SysMLv2 keywords </text:span><text:span text:style-name="T56">must support </text:span><text:span text:style-name="T57">all </text:span><text:span text:style-name="T56">seven s</text:span><text:span text:style-name="T52">yntactical forms </text:span><text:span text:style-name="T56">shown in this Test Case.</text:span></text:p>
          </table:table-cell>
        </table:table-row>
      </table:table>
      <text:p text:style-name="P53"/>
      <text:p text:style-name="P53"/>
      <text:p text:style-name="P36"><text:span text:style-name="T15">Test Case #000</text:span><text:span text:style-name="T24">6</text:span><text:span text:style-name="T15">: </text:span><text:span text:style-name="T24">Name</text:span><text:span text:style-name="T25">space search rules</text:span></text:p>
      <text:p text:style-name="P20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93">Test <text:span text:style-name="T104">C</text:span>ase <text:span text:style-name="T104">ID</text:span></text:p>
          </table:table-cell>
          <table:table-cell table:style-name="Table7.B1" office:value-type="string">
            <text:p text:style-name="P93"><text:span text:style-name="T49">#</text:span>000<text:span text:style-name="T114">6</text:span></text:p>
          </table:table-cell>
        </table:table-row>
        <table:table-row>
          <table:table-cell table:style-name="Table7.A2" office:value-type="string">
            <text:p text:style-name="P93">Title</text:p>
          </table:table-cell>
          <table:table-cell table:style-name="Table7.B2" office:value-type="string">
            <text:p text:style-name="P123">Name<text:span text:style-name="T118">space search rules</text:span></text:p>
          </table:table-cell>
        </table:table-row>
        <table:table-row>
          <table:table-cell table:style-name="Table7.A2" office:value-type="string">
            <text:p text:style-name="P93">Description</text:p>
          </table:table-cell>
          <table:table-cell table:style-name="Table7.B2" office:value-type="string">
            <text:p text:style-name="P67"><text:span text:style-name="T117">Illustrates the </text:span>namespace search <text:span text:style-name="T119">rules</text:span></text:p>
          </table:table-cell>
        </table:table-row>
        <table:table-row>
          <table:table-cell table:style-name="Table7.A2" office:value-type="string">
            <text:p text:style-name="P101"><text:span text:style-name="T43">SysMLv2</text:span> textual notation</text:p>
          </table:table-cell>
          <table:table-cell table:style-name="Table7.B2" office:value-type="string">
            <text:p text:style-name="P85">package PackageVehicles {</text:p>
            <text:p text:style-name="P85"><text:s text:c="2"/></text:p>
            <text:p text:style-name="P85"><text:s text:c="4"/>part def Vehicle;</text:p>
            <text:p text:style-name="P85"><text:s text:c="4"/>part def Wheel;</text:p>
            <text:p text:style-name="P85"/>
            <text:p text:style-name="P85"><text:s text:c="4"/>part vehicle:Vehicle {</text:p>
            <text:p text:style-name="P85"><text:s text:c="8"/>part def Wheel;</text:p>
            <text:p text:style-name="P85"><text:s text:c="8"/>part w:Wheel[4];</text:p>
            <text:p text:style-name="P85"><text:s text:c="4"/>}</text:p>
            <text:p text:style-name="P85">}</text:p>
          </table:table-cell>
        </table:table-row>
        <table:table-row>
          <table:table-cell table:style-name="Table7.A2" office:value-type="string">
            <text:p text:style-name="P93">Expected output</text:p>
          </table:table-cell>
          <table:table-cell table:style-name="Table7.B2" office:value-type="string">
            <text:p text:style-name="P77">Root.PackageVehicles [Package]</text:p>
            <text:p text:style-name="P77"><text:s/>Root.PackageVehicles.Vehicle [PartDef]</text:p>
            <text:p text:style-name="P77"><text:s/>Root.PackageVehicles.Wheel [PartDef]</text:p>
            <text:p text:style-name="P77"><text:s/>Root.PackageVehicles.vehicle [Part]</text:p>
            <text:p text:style-name="P77"><text:s text:c="4"/>type=Root.PackageVehicles.Vehicle</text:p>
            <text:p text:style-name="P77"><text:s text:c="2"/>Root.PackageVehicles.vehicle.Wheel [PartDef]</text:p>
            <text:p text:style-name="P77"><text:s text:c="2"/>Root.PackageVehicles.vehicle.w [Part]</text:p>
            <text:p text:style-name="P77"><text:s text:c="6"/>multiplicity=4</text:p>
            <text:p text:style-name="P77"><text:s text:c="6"/><text:span text:style-name="T116">type=Root.PackageVehicles.vehicle.Wheel</text:span></text:p>
          </table:table-cell>
        </table:table-row>
        <table:table-row table:style-name="Table7.6">
          <table:table-cell table:style-name="Table7.A2" office:value-type="string">
            <text:p text:style-name="P107"><text:span text:style-name="T44">C</text:span>omments</text:p>
          </table:table-cell>
          <table:table-cell table:style-name="Table7.B2" office:value-type="string">
            <text:p text:style-name="P59"><text:span text:style-name="T51">I</text:span>n this example ‘part def Wheel’ exists both withing the ‘PackageVehicles’ and ‘part vehicle’ namespaces <text:span text:style-name="T120">(</text:span>and furthermore, ‘part vehicle’ <text:span text:style-name="T115">namespace </text:span>is nested within the ‘PackageVehicles’ namespace<text:span text:style-name="T120">)</text:span>. <text:span text:style-name="T115">In this case, Part ‘w’ id typed by PartDef that is within the inner (</text:span>‘part vehicle’<text:span text:style-name="T120">)</text:span> namespace.</text:p>
          </table:table-cell>
        </table:table-row>
        <table:table-row table:style-name="Table7.6">
          <table:table-cell table:style-name="Table7.A2" office:value-type="string">
            <text:p text:style-name="P115">Rules/constraints</text:p>
          </table:table-cell>
          <table:table-cell table:style-name="Table7.B2" office:value-type="string">
            <text:p text:style-name="P66">The namespace search starts from its own namespace, then proceeds into the parent namespaces <text:span text:style-name="T121">in the order </text:span>until the Root <text:span text:style-name="T121">namespace is reached.</text:span></text:p>
          </table:table-cell>
        </table:table-row>
      </table:table>
      <text:p text:style-name="P54"/>
      <text:p text:style-name="P54"/>
      <text:p text:style-name="P37"><text:span text:style-name="T15">Test Case #000</text:span><text:span text:style-name="T26">7</text:span><text:span text:style-name="T15">: </text:span><text:span text:style-name="T24">Name</text:span><text:span text:style-name="T25">space search rules</text:span></text:p>
      <text:p text:style-name="P21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94">Test <text:span text:style-name="T104">C</text:span>ase <text:span text:style-name="T104">ID</text:span></text:p>
          </table:table-cell>
          <table:table-cell table:style-name="Table8.B1" office:value-type="string">
            <text:p text:style-name="P94"><text:span text:style-name="T49">#</text:span>000<text:span text:style-name="T119">7</text:span></text:p>
          </table:table-cell>
        </table:table-row>
        <table:table-row>
          <table:table-cell table:style-name="Table8.A2" office:value-type="string">
            <text:p text:style-name="P94">Title</text:p>
          </table:table-cell>
          <table:table-cell table:style-name="Table8.B2" office:value-type="string">
            <text:p text:style-name="P124">Name<text:span text:style-name="T118">space search rules</text:span></text:p>
          </table:table-cell>
        </table:table-row>
        <table:table-row>
          <table:table-cell table:style-name="Table8.A2" office:value-type="string">
            <text:p text:style-name="P94">Description</text:p>
          </table:table-cell>
          <table:table-cell table:style-name="Table8.B2" office:value-type="string">
            <text:p text:style-name="P68"><text:span text:style-name="T117">Illustrates the </text:span>namespace search <text:span text:style-name="T119">rules</text:span></text:p>
          </table:table-cell>
        </table:table-row>
        <table:table-row>
          <table:table-cell table:style-name="Table8.A2" office:value-type="string">
            <text:p text:style-name="P102"><text:span text:style-name="T43">SysMLv2</text:span> textual notation</text:p>
          </table:table-cell>
          <table:table-cell table:style-name="Table8.B2" office:value-type="string">
            <text:p text:style-name="P86">package PackageVehicles {</text:p>
            <text:p text:style-name="P86"><text:s text:c="2"/></text:p>
            <text:p text:style-name="P86"><text:s text:c="4"/>part def Vehicle;</text:p>
            <text:p text:style-name="P86"><text:s text:c="4"/>part def Wheel;</text:p>
            <text:p text:style-name="P86"/>
            <text:p text:style-name="P86"><text:s text:c="4"/>part vehicle:Vehicle {</text:p>
            <text:p text:style-name="P86"><text:s text:c="8"/>part w:Wheel[4];</text:p>
            <text:p text:style-name="P86"><text:s text:c="4"/>}</text:p>
            <text:p text:style-name="P86">}</text:p>
          </table:table-cell>
        </table:table-row>
        <table:table-row>
          <table:table-cell table:style-name="Table8.A2" office:value-type="string">
            <text:p text:style-name="P94">Expected output</text:p>
          </table:table-cell>
          <table:table-cell table:style-name="Table8.B2" office:value-type="string">
            <text:p text:style-name="P78">Root.PackageVehicles [Package]</text:p>
            <text:p text:style-name="P78"><text:s/>Root.PackageVehicles.Vehicle [PartDef]</text:p>
            <text:p text:style-name="P78"><text:s/>Root.PackageVehicles.Wheel [PartDef]</text:p>
            <text:p text:style-name="P78"><text:s/>Root.PackageVehicles.vehicle [Part]</text:p>
            <text:p text:style-name="P78"><text:s text:c="4"/>type=Root.PackageVehicles.Vehicle</text:p>
            <text:p text:style-name="P78"><text:s text:c="2"/>Root.PackageVehicles.vehicle.w [Part]</text:p>
            <text:p text:style-name="P78"><text:s text:c="6"/>multiplicity=4</text:p>
            <text:p text:style-name="P78"><text:s text:c="6"/><text:span text:style-name="T116">type=Root.PackageVehicles.Wheel</text:span></text:p>
          </table:table-cell>
        </table:table-row>
        <table:table-row table:style-name="Table8.6">
          <table:table-cell table:style-name="Table8.A2" office:value-type="string">
            <text:p text:style-name="P108"><text:span text:style-name="T44">C</text:span>omments</text:p>
          </table:table-cell>
          <table:table-cell table:style-name="Table8.B2" office:value-type="string">
            <text:p text:style-name="P60">This example illustrates <text:span text:style-name="T122">execution of the </text:span>namespace search in the parent namespace. <text:span text:style-name="T51">In this example ‘part def Wheel’ doesn’t exists within the ‘part vehicle’ namespace, </text:span>and the parent namespace (that of ‘PackageVehicles’) is being searched to find PartDef ‘Wheel’.</text:p>
          </table:table-cell>
        </table:table-row>
        <table:table-row table:style-name="Table8.6">
          <table:table-cell table:style-name="Table8.A2" office:value-type="string">
            <text:p text:style-name="P116">Rules/constraints</text:p>
          </table:table-cell>
          <table:table-cell table:style-name="Table8.B2" office:value-type="string">
            <text:p text:style-name="P68">The namespace search starts from its own namespace, then proceeds into the parent namespaces <text:span text:style-name="T121">in the order </text:span>until the Root <text:span text:style-name="T120">namespace is reached</text:span>. <text:span text:style-name="T120">Compare to Test Case #0006</text:span></text:p>
          </table:table-cell>
        </table:table-row>
      </table:table>
      <text:p text:style-name="P55"/>
      <text:p text:style-name="P55"/>
      <text:p text:style-name="P38"><text:span text:style-name="T15">Test Case #000</text:span><text:span text:style-name="T27">8</text:span><text:span text:style-name="T15">: </text:span><text:span text:style-name="T27">‘Part’ </text:span><text:span text:style-name="T28">with </text:span><text:span text:style-name="T27">no type specified</text:span></text:p>
      <text:p text:style-name="P22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95">Test <text:span text:style-name="T104">C</text:span>ase <text:span text:style-name="T104">ID</text:span></text:p>
          </table:table-cell>
          <table:table-cell table:style-name="Table9.B1" office:value-type="string">
            <text:p text:style-name="P95"><text:span text:style-name="T49">#</text:span>000<text:span text:style-name="T123">8</text:span></text:p>
          </table:table-cell>
        </table:table-row>
        <table:table-row>
          <table:table-cell table:style-name="Table9.A2" office:value-type="string">
            <text:p text:style-name="P95">Title</text:p>
          </table:table-cell>
          <table:table-cell table:style-name="Table9.B2" office:value-type="string">
            <text:p text:style-name="P125"><text:span text:style-name="T127">A </text:span>‘Part’ <text:span text:style-name="T127">element may have </text:span>no type specified</text:p>
          </table:table-cell>
        </table:table-row>
        <table:table-row>
          <table:table-cell table:style-name="Table9.A2" office:value-type="string">
            <text:p text:style-name="P95">Description</text:p>
          </table:table-cell>
          <table:table-cell table:style-name="Table9.B2" office:value-type="string">
            <text:p text:style-name="P69"><text:span text:style-name="T125">A </text:span>‘Part’ <text:span text:style-name="T125">element </text:span>with not type may be specified. <text:span text:style-name="T124">This opens the question, what is the type of such element after parsing?</text:span></text:p>
          </table:table-cell>
        </table:table-row>
        <table:table-row>
          <table:table-cell table:style-name="Table9.A2" office:value-type="string">
            <text:p text:style-name="P103"><text:span text:style-name="T43">SysMLv2</text:span> textual notation</text:p>
          </table:table-cell>
          <table:table-cell table:style-name="Table9.B2" office:value-type="string">
            <text:p text:style-name="P87">package PackageVehicles {</text:p>
            <text:p text:style-name="P87"><text:s text:c="2"/></text:p>
            <text:p text:style-name="P87"><text:s text:c="4"/>part def Vehicle;</text:p>
            <text:p text:style-name="P87"><text:s text:c="4"/>part def Wheel;</text:p>
            <text:p text:style-name="P87"><text:s text:c="4"/>part partnotype1;</text:p>
            <text:p text:style-name="P87"/>
            <text:p text:style-name="P87"><text:s text:c="4"/>part vehicle:Vehicle {</text:p>
            <text:p text:style-name="P87"><text:s text:c="8"/>part w:Wheel[4];</text:p>
            <text:p text:style-name="P87"><text:s text:c="8"/>part partnotype2;</text:p>
            <text:p text:style-name="P87"><text:s text:c="4"/>}</text:p>
            <text:p text:style-name="P87">}</text:p>
          </table:table-cell>
        </table:table-row>
        <table:table-row>
          <table:table-cell table:style-name="Table9.A2" office:value-type="string">
            <text:p text:style-name="P95">Expected output</text:p>
          </table:table-cell>
          <table:table-cell table:style-name="Table9.B2" office:value-type="string">
            <text:p text:style-name="P79">Root.PackageVehicles [Package]</text:p>
            <text:p text:style-name="P79"><text:s/>Root.PackageVehicles.Vehicle [PartDef]</text:p>
            <text:p text:style-name="P79"><text:s/>Root.PackageVehicles.Wheel [PartDef]</text:p>
            <text:p text:style-name="P79"><text:s/>Root.PackageVehicles.partnotype1 [Part]</text:p>
            <text:p text:style-name="P79"><text:s text:c="4"/>type=None</text:p>
            <text:p text:style-name="P79"><text:s/>Root.PackageVehicles.vehicle [Part]</text:p>
            <text:p text:style-name="P79"><text:s text:c="4"/>type=Root.PackageVehicles.Vehicle</text:p>
            <text:p text:style-name="P79"><text:s text:c="2"/>Root.PackageVehicles.vehicle.w [Part]</text:p>
            <text:p text:style-name="P79"><text:s text:c="6"/>multiplicity=4</text:p>
            <text:p text:style-name="P79"><text:s text:c="6"/>type=Root.PackageVehicles.Wheel</text:p>
            <text:p text:style-name="P79"><text:s text:c="2"/>Root.PackageVehicles.vehicle.partnotype2 [Part]</text:p>
            <text:p text:style-name="P79"><text:s text:c="6"/>type=None</text:p>
          </table:table-cell>
        </table:table-row>
        <table:table-row table:style-name="Table9.6">
          <table:table-cell table:style-name="Table9.A2" office:value-type="string">
            <text:p text:style-name="P109"><text:span text:style-name="T44">C</text:span>omments</text:p>
          </table:table-cell>
          <table:table-cell table:style-name="Table9.B2" office:value-type="string">
            <text:p text:style-name="P70"><text:span text:style-name="T125">A </text:span>‘Part’ <text:span text:style-name="T127">element may have no type, as shown above for the elements ‘partnotype1’ and ‘partnotype2’.</text:span></text:p>
          </table:table-cell>
        </table:table-row>
        <table:table-row table:style-name="Table9.6">
          <table:table-cell table:style-name="Table9.A2" office:value-type="string">
            <text:p text:style-name="P117">Rules/constraints</text:p>
          </table:table-cell>
          <table:table-cell table:style-name="Table9.B2" office:value-type="string">
            <text:p text:style-name="P71">N/A</text:p>
          </table:table-cell>
        </table:table-row>
      </table:table>
      <text:p text:style-name="P56"/>
      <text:p text:style-name="P5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ejaVu Sans2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ejaVu Sans2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ejaVu Sans2" style:font-family-asian="'DejaVu Sans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13</text:page-number>/<text:page-count>13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01T07:51:24.361818858</meta:creation-date>
    <dc:date>2021-12-17T10:19:32.153399933</dc:date>
    <meta:editing-duration>PT12H16M17S</meta:editing-duration>
    <meta:editing-cycles>103</meta:editing-cycles>
    <meta:generator>LibreOffice/6.1.5.2$Linux_X86_64 LibreOffice_project/10$Build-2</meta:generator>
    <meta:document-statistic meta:table-count="10" meta:image-count="0" meta:object-count="0" meta:page-count="13" meta:paragraph-count="372" meta:word-count="1943" meta:character-count="15267" meta:non-whitespace-character-count="13151"/>
  </office:meta>
</office:document-meta>
</file>